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/>
    <style:font-face style:name="Arial1" svg:font-family="Arial, Helvetica, sans-serif"/>
    <style:font-face style:name="Helvetica" svg:font-family="Helvetica, Arial, 'Droid Sans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7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B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1.6" style:family="table-row">
      <style:table-row-properties style:min-row-height="0.619cm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4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5" style:family="paragraph" style:parent-style-name="Standard">
      <style:paragraph-properties fo:line-height="150%"/>
      <style:text-properties fo:language="en" fo:country="US"/>
    </style:style>
    <style:style style:name="P6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7" style:family="paragraph" style:parent-style-name="Standard">
      <style:paragraph-properties fo:line-height="150%" fo:break-before="page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cs" fo:country="CZ"/>
    </style:style>
    <style:style style:name="P10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11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12" style:family="paragraph" style:parent-style-name="Standard">
      <style:paragraph-properties fo:line-height="150%" fo:text-align="justify" style:justify-single-word="false"/>
      <style:text-properties fo:language="cs" fo:country="CZ"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language="en" fo:country="US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fo:language="en" fo:country="US"/>
    </style:style>
    <style:style style:name="P16" style:family="paragraph" style:parent-style-name="Standard">
      <style:paragraph-properties fo:line-height="150%" fo:text-align="justify" style:justify-single-word="false"/>
      <style:text-properties fo:language="en" fo:country="US" fo:font-weight="normal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 style:list-style-name="L3">
      <style:paragraph-properties fo:line-height="150%" fo:text-align="justify" style:justify-single-word="false"/>
    </style:style>
    <style:style style:name="P22" style:family="paragraph" style:parent-style-name="Standard" style:list-style-name="L4">
      <style:paragraph-properties fo:line-height="150%" fo:text-align="justify" style:justify-single-word="false"/>
    </style:style>
    <style:style style:name="P23" style:family="paragraph" style:parent-style-name="Standard" style:list-style-name="L5">
      <style:paragraph-properties fo:line-height="150%" fo:text-align="justify" style:justify-single-word="false"/>
    </style:style>
    <style:style style:name="P24" style:family="paragraph" style:parent-style-name="Standard" style:list-style-name="L6">
      <style:paragraph-properties fo:line-height="150%" fo:text-align="justify" style:justify-single-word="false"/>
    </style:style>
    <style:style style:name="P25" style:family="paragraph" style:parent-style-name="Standard" style:list-style-name="L7">
      <style:paragraph-properties fo:line-height="150%" fo:text-align="justify" style:justify-single-word="false"/>
    </style:style>
    <style:style style:name="P26" style:family="paragraph" style:parent-style-name="Standard" style:list-style-name="L8">
      <style:paragraph-properties fo:line-height="150%" fo:text-align="justify" style:justify-single-word="false"/>
    </style:style>
    <style:style style:name="P27" style:family="paragraph" style:parent-style-name="Standard" style:list-style-name="L10">
      <style:paragraph-properties fo:line-height="150%" fo:text-align="justify" style:justify-single-word="false"/>
    </style:style>
    <style:style style:name="P28" style:family="paragraph" style:parent-style-name="Standard" style:list-style-name="L12">
      <style:paragraph-properties fo:line-height="150%" fo:text-align="justify" style:justify-single-word="false"/>
    </style:style>
    <style:style style:name="P29" style:family="paragraph" style:parent-style-name="Standard">
      <style:text-properties fo:font-size="12pt" fo:language="en" fo:country="US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31" style:family="paragraph" style:parent-style-name="Standard" style:list-style-name="L9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cs" fo:country="CZ" style:text-underline-style="none" fo:font-weight="normal" style:font-weight-asian="normal" style:font-weight-complex="normal"/>
    </style:style>
    <style:style style:name="P37" style:family="paragraph" style:parent-style-name="Bibliography_20_1">
      <style:paragraph-properties>
        <style:tab-stops/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fo:font-size="16.5pt" style:font-size-asian="16.5pt" style:font-size-complex="16.5pt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fo:language="en" fo:country="US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fo:font-style="itali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fo:language="cs" fo:country="CZ"/>
    </style:style>
    <style:style style:name="P46" style:family="paragraph" style:parent-style-name="Table_20_Contents">
      <style:paragraph-properties fo:text-align="center" style:justify-single-word="false"/>
      <style:text-properties fo:language="cs" fo:country="CZ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style="italic" style:font-style-asian="italic" style:font-style-complex="italic"/>
    </style:style>
    <style:style style:name="T5" style:family="text">
      <style:text-properties fo:language="cs" fo:country="CZ" fo:font-weight="bold" style:font-weight-asian="bold" style:font-weight-complex="bold"/>
    </style:style>
    <style:style style:name="T6" style:family="text">
      <style:text-properties fo:language="cs" fo:country="CZ" fo:font-style="normal" style:font-style-asian="normal" style:font-style-complex="normal"/>
    </style:style>
    <style:style style:name="T7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cs" fo:country="CZ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size="12pt" fo:language="cs" fo:country="CZ" style:font-size-asian="12pt" style:font-size-complex="12pt"/>
    </style:style>
    <style:style style:name="T22" style:family="text">
      <style:text-properties fo:font-size="12pt" fo:language="cs" fo:country="CZ" fo:font-weight="bold" style:font-size-asian="12pt" style:font-weight-asian="bold" style:font-size-complex="12pt" style:font-weight-complex="bold"/>
    </style:style>
    <style:style style:name="T23" style:family="text">
      <style:text-properties fo:font-size="12pt" fo:language="cs" fo:country="CZ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language="cs" fo:country="CZ" style:text-underline-style="solid" style:text-underline-width="auto" style:text-underline-color="font-color" style:font-size-asian="12pt" style:font-size-complex="12pt"/>
    </style:style>
    <style:style style:name="T25" style:family="text">
      <style:text-properties fo:font-size="12pt" fo:language="cs" fo:country="CZ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cs" fo:country="CZ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oznámky k štátnej záverečnej skúške na MFF UK <text:span text:style-name="T11">(Zaměření Databázové systémy )</text:span></text:p>
      <text:p text:style-name="P9">Autor: Maria Michalko</text:p>
      <text:p text:style-name="P8"/>
      <text:h text:style-name="P38" text:outline-level="1">Metody tvorby algoritmů: dynamické programování</text:h>
      <text:p text:style-name="P1"/>
      <text:p text:style-name="P2">Rekurzivní funkce je taková funkce, která při svém běhu volá sama sebe, často i více než jednou, což v důsledku může vést na exponenciální algoritmus. Dynamické programování je technika, kterou jde z pomalého rekurzivního algoritmu vyrobit pěkný polynomiální (až na výjimečné případy). <text:bibliography-mark text:identifier="KSP12" text:bibliography-type="article" text:url="https://ksp.mff.cuni.cz/tasks/24/cook2.html">[1]</text:bibliography-mark></text:p>
      <text:p text:style-name="P2">Zadanou <text:span text:style-name="T3">úlohu nejprve rozdělíme na menší pod-úlohy, <text:s/>které na sobě závisí, <text:s/>ty vyřešíme a zkombinujeme dohromady, abychom získali řešení původní úlohy. </text:span><text:span text:style-name="T3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span></text:p>
      <text:p text:style-name="P4"><text:span text:style-name="T18">Typickým příkladem je výpočet fibonačiho čísla.</text:span> Fib. posloupnost je definovaná jako: </text:p>
      <text:p text:style-name="P3"><draw:frame draw:style-name="fr1" draw:name="Objekt1" text:anchor-type="as-char" svg:y="-0.561cm" svg:width="4.701cm" svg:height="0.9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Vypo<text:span text:style-name="T3">čet <text:s/>Fib. čisla 4 <text:s/>podle definice </text:span>(rekurzivn<text:span text:style-name="T3">ě</text:span>) <text:span text:style-name="T3">j</text:span>e<text:span text:style-name="T3"> následující:</text:span></text:p>
      <text:p text:style-name="P3"><draw:frame draw:style-name="fr1" draw:name="Objekt2" text:anchor-type="as-char" svg:y="-0.377cm" svg:width="14.534cm" svg:height="0.485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p text:style-name="P6">Vidime <text:span text:style-name="T3">že tady jsme několik krát počítali stejné čísla. Pří větších </text:span><text:span text:style-name="T4">n</text:span><text:span text:style-name="T3"> toto zbytečné počítaní vede k exponenciální složitostí algoritmu. Lepší cestou je počítat </text:span>„od spodu“, kdy pomoci <text:span text:style-name="T15">f(0)</text:span> a <text:span text:style-name="T15">f(1)</text:span> spo<text:span text:style-name="T3">čteme</text:span><text:span text:style-name="T4"> f</text:span><text:span text:style-name="T15">(2)</text:span>, pak s jeho pomoc<text:span text:style-name="T3">í</text:span><text:span text:style-name="T4"> f(3)</text:span><text:span text:style-name="T3"> a nakonec</text:span><text:span text:style-name="T4"> f(4)</text:span><text:span text:style-name="T3"> s lineární složitostí.</text:span></text:p>
      <text:p text:style-name="P4">V dynamickém programování se například vytvoří mapa fibonačího čísel a jejích hodnot. Před tím, něž začneme počítat hodnotu nějakého <text:s/>čísla se <text:s/>podíváme do mapy.</text:p>
      <text:p text:style-name="P12">V dynamickém programování <text:span text:style-name="T11">využivame</text:span>:</text:p>
      <text:list xml:id="list2678670113990301978" text:style-name="L1">
        <text:list-item>
          <text:p text:style-name="P14"><text:span text:style-name="T18">P</text:span><text:span text:style-name="T5">řekrývání podproblémů </text:span><text:span text:style-name="T3">—</text:span><text:span text:style-name="T1"> </text:span><text:span text:style-name="T3">problém lze rozdělit na podproblémy, jejíchž řešení se využívá opakovaně.</text:span></text:p>
        </text:list-item>
        <text:list-item>
          <text:p text:style-name="P14"><text:span text:style-name="T5">Optimální podstruktury</text:span><text:span text:style-name="T3"> – optimální řešení lze zkonstruovat z optimálních řešení podproblémů.</text:span></text:p>
        </text:list-item>
      </text:list>
      <text:p text:style-name="P6"><text:span text:style-name="T3">Obvykle se</text:span><text:span text:style-name="T5"> používá jeden ze dvou přístupu</text:span><text:span text:style-name="T3">:</text:span></text:p>
      <text:list xml:id="list1941507727608569767" text:style-name="L2">
        <text:list-item>
          <text:p text:style-name="P15"><text:span text:style-name="T18">Top-down </text:span>– problem se rekurzivn<text:span text:style-name="T3">ě děli na podproblémy a po jejích vyřešení se zapamatují výsledky, které se použijí <text:s/>při případném opětovném řešeni daného podproblému </text:span>(<text:span text:style-name="T3">příklad: </text:span>fibona<text:span text:style-name="T3">cci z rekurzi a pamatováním</text:span>)<text:span text:style-name="T3">.</text:span></text:p>
        </text:list-item>
        <text:list-item>
          <text:p text:style-name="P15"><text:span text:style-name="T5">Bottom-up </text:span><text:span text:style-name="T3">– nejdříve se spočítají všechny možné podproblémy, kteře se potom skládají do řešení větších problémů </text:span>(p<text:span text:style-name="T3">řiklad: </text:span>fibona<text:span text:style-name="T3">cci bez rekurze</text:span>)<text:span text:style-name="T3">. Tento přístup je výhodnější z hlediska <text:s/>počtu volaní funkci a místa na zásobníku, ale ne vždy musí byt zřejmě, kteře všechny podproblémy je třeba předem spočítat. </text:span><text:span text:style-name="T3"><text:bibliography-mark text:identifier="Bedecs10" text:bibliography-type="article" text:author="Vladimír Bedecs" text:title="Poznámky k štátnej záverečnej skúške na MFF UK" text:url="http://forum.matfyz.info/download/file.php?id=575 (statnice.pdf)">[3]</text:bibliography-mark></text:span><text:span text:style-name="T3"> </text:span></text:p>
        </text:list-item>
      </text:list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18"><text:span text:style-name="T3">Příklad: Problém batohu</text:span></text:p>
      <text:p text:style-name="P16">Je dano <text:span text:style-name="T15">N</text:span> p<text:span text:style-name="T3">ředmetů o hmotnostech </text:span><text:span text:style-name="T3"><draw:frame draw:style-name="fr1" draw:name="Objekt3" text:anchor-type="as-char" svg:y="-0.377cm" svg:width="1.951cm" svg:height="0.533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span>(celo<text:span text:style-name="T3">číselných</text:span>) <text:span text:style-name="T3">a také číslo </text:span><text:span text:style-name="T4">M</text:span><text:span text:style-name="T3"> </text:span>(nosnost batohu). <text:span text:style-name="T3">Úkolem je vybrat z předmětů tak, aby součet jejich hmotností byl co největší, ale přitom nepřekročil </text:span><text:span text:style-name="T4">M</text:span><text:span text:style-name="T3">. </text:span></text:p>
      <text:p text:style-name="P16"><text:span text:style-name="T3">Použijeme pro řešení pomocné pole </text:span><text:span text:style-name="T4">A[0...M] </text:span><text:span text:style-name="T6">a jeho činnost bude rozdělena do </text:span><text:span text:style-name="T4">N</text:span><text:span text:style-name="T6"> kroků. Na konci </text:span><text:span text:style-name="T4">k</text:span><text:span text:style-name="T6">-tého kroku bude prvek </text:span><text:span text:style-name="T4">A[i] </text:span><text:span text:style-name="T6">nenulový právě tehdy, jestliže z prvních </text:span><text:span text:style-name="T4">k</text:span><text:span text:style-name="T6"> předmětů lze vybrat předměty, jejichž součet hmotností je přesně </text:span><text:span text:style-name="T4">i</text:span><text:span text:style-name="T6">.</text:span></text:p>
      <text:p text:style-name="P16"><text:span text:style-name="T18">Před prvním krokem (po nultém kroku)</text:span> jsou všechny hodnoty <text:span text:style-name="T15">A[i]</text:span> pro <text:span text:style-name="T15">i&gt;0</text:span> nulové a <text:span text:style-name="T15">A[0]</text:span> má nějakou nenulovou hodnotu, řekněme <text:span text:style-name="T15">-1</text:span>. <text:span text:style-name="T3">K</text:span>roky algoritmu odpovídají podúlohám, které řešíme – v prvním kroku vyřešíme podúlohu tvořenou jen prvním předmětem, ve druhém kroku prvními dvěma předměty, pak prvními třemi předměty atd. </text:p>
      <text:p text:style-name="P16"><text:span text:style-name="T16">k</text:span><text:span text:style-name="T18">-tý krok algoritmu:</text:span> pole <text:span text:style-name="T15">A</text:span> budeme procházet od konce, tj. od <text:span text:style-name="T15">i=M</text:span>. Pokud<text:span text:style-name="T15"> A[i] = 0</text:span>, ale hodnota <draw:frame draw:style-name="fr1" draw:name="Objekt4" text:anchor-type="as-char" svg:y="-0.377cm" svg:width="2.351cm" svg:height="0.533cm" draw:z-index="3"><draw:object xlink:href="./Object 4" xlink:type="simple" xlink:show="embed" xlink:actuate="onLoad"/><draw:image xlink:href="./ObjectReplacements/Object 4" xlink:type="simple" xlink:show="embed" xlink:actuate="onLoad"/></draw:frame>, změníme hodnotu uloženou v <text:span text:style-name="T15">A[i]</text:span> na <text:span text:style-name="T15">k. </text:span></text:p>
      <text:p text:style-name="P17"><text:span text:style-name="T3">P</text:span>o provedení <text:span text:style-name="T15">k</text:span>-tého kroku odpovídají nenulové hodnoty v poli <text:span text:style-name="T15">A</text:span> hmotnostem podmnožin z prvních <text:span text:style-name="T15">k</text:span> předmětů, pokud před jeho provedením nenulové hodnoty odpovídaly hmotnostem podmnožin z prvních k-1 předmětů.</text:p>
      <text:list xml:id="list5860834373521895072" text:style-name="L3">
        <text:list-item>
          <text:p text:style-name="P21"><text:span text:style-name="T12">Pokud </text:span><text:span text:style-name="T12"><draw:frame draw:style-name="fr1" draw:name="Objekt5" text:anchor-type="as-char" svg:y="-0.377cm" svg:width="1.528cm" svg:height="0.483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span><text:span text:style-name="T12">, pak buď byla nenulová před </text:span><text:span text:style-name="T13">k</text:span><text:span text:style-name="T12">-tým krokem (a v tom případě odpovídá hmotnosti nějaké podmnožiny prvních </text:span><text:span text:style-name="T13">k-1</text:span><text:span text:style-name="T12"> předmětů) anebo se stala nenulovou v </text:span><text:span text:style-name="T13">k</text:span><text:span text:style-name="T12">-tém kroku. Potom ale hodnota </text:span><text:span text:style-name="T12"><draw:frame draw:style-name="fr1" draw:name="Objekt6" text:anchor-type="as-char" svg:y="-0.377cm" svg:width="1.783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2">byla před </text:span><text:span text:style-name="T13">k</text:span><text:span text:style-name="T12">-tým krokem nenulová, a tedy existuje podmnožina prvních </text:span><text:span text:style-name="T13">k-1</text:span><text:span text:style-name="T12"> předmětů, jejíž hmotnost je </text:span><text:span text:style-name="T12"><draw:frame draw:style-name="fr1" draw:name="Objekt7" text:anchor-type="as-char" svg:y="-0.377cm" svg:width="1.161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 Přidáním </text:span><text:span text:style-name="T13">k</text:span><text:span text:style-name="T12">-tého předmětu k této podmnožině vytvoříme podmnožinu předmětů hmotnosti přesně </text:span><text:span text:style-name="T13">i</text:span><text:span text:style-name="T12">.</text:span></text:p>
        </text:list-item>
        <text:list-item>
          <text:p text:style-name="P21"><text:span text:style-name="T12">Naopak, pokud lze vytvořit podmnožinu </text:span><text:span text:style-name="T13">X</text:span><text:span text:style-name="T12"> hmotnosti </text:span><text:span text:style-name="T13">i</text:span><text:span text:style-name="T12"> z prvních </text:span><text:span text:style-name="T13">k</text:span><text:span text:style-name="T12"> předmětů, pak takovou podmnožinu</text:span><text:span text:style-name="T13"> X</text:span><text:span text:style-name="T12"> lze buď vytvořit jen z prvních </text:span><text:span text:style-name="T13">k-1</text:span><text:span text:style-name="T12"> předmětů, a tedy hodnota </text:span><text:span text:style-name="T13">A[i]</text:span><text:span text:style-name="T12"> je nenulová již před </text:span><text:span text:style-name="T13">k</text:span><text:span text:style-name="T12">-tým krokem, anebo </text:span><text:span text:style-name="T13">k</text:span><text:span text:style-name="T12">-tý předmět je obsažen v takové množině </text:span><text:span text:style-name="T13">X</text:span><text:span text:style-name="T12">. Potom ale hodnota </text:span><text:span text:style-name="T12"><draw:frame draw:style-name="fr1" draw:name="Objekt8" text:anchor-type="as-char" svg:y="-0.377cm" svg:width="2.351cm" svg:height="0.533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span><text:span text:style-name="T12">před </text:span><text:span text:style-name="T13">k</text:span><text:span text:style-name="T12">-tým krokem a hodnota </text:span><text:span text:style-name="T13">A[i]</text:span><text:span text:style-name="T12"> se stane nenulovou v </text:span><text:span text:style-name="T13">k</text:span><text:span text:style-name="T12">-tém kroku.</text:span></text:p>
        </text:list-item>
      </text:list>
      <text:p text:style-name="P2">Po provedení všech <text:span text:style-name="T15">N</text:span> kroků odpovídají nenulové hodnoty <text:span text:style-name="T15">A[i]</text:span> přesně hmotnostem podmnožin ze všech předmětů, co máme k dispozici. </text:p>
      <text:p text:style-name="P2"><text:span text:style-name="T5">Nalezeni přemetů: </text:span><text:span text:style-name="T11">n</text:span><text:span text:style-name="T3">echť</text:span> <draw:frame draw:style-name="fr1" draw:name="Objekt9" text:anchor-type="as-char" svg:y="-0.377cm" svg:width="0.469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1">je</text:span> takový, že hodnota <draw:frame draw:style-name="fr1" draw:name="Objekt10" text:anchor-type="as-char" svg:y="-0.377cm" svg:width="1.662cm" svg:height="0.533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1">a</text:span> odpovídá hmotnosti nejtěžší podmnožiny předmětů, která nepřekročí hmotnost <text:span text:style-name="T15">M</text:span>. <text:span text:style-name="T11">Pak</text:span> </text:p>
      <text:list xml:id="list6018783222681185575" text:style-name="L4">
        <text:list-item>
          <text:p text:style-name="P22">v <draw:frame draw:style-name="fr1" draw:name="Objekt11" text:anchor-type="as-char" svg:y="-0.377cm" svg:width="1.094cm" svg:height="0.533cm" draw:z-index="10"><draw:object xlink:href="./Object 11" xlink:type="simple" xlink:show="embed" xlink:actuate="onLoad"/><draw:image xlink:href="./ObjectReplacements/Object 11" xlink:type="simple" xlink:show="embed" xlink:actuate="onLoad"/></draw:frame> je uloženo číslo jednoho z předmětů <text:span text:style-name="T11">nejt</text:span><text:span text:style-name="T3">ěžší podmnožiny</text:span>, </text:p>
        </text:list-item>
        <text:list-item>
          <text:p text:style-name="P22"><text:soft-page-break/>v <draw:frame draw:style-name="fr1" draw:name="Objekt12" text:anchor-type="as-char" svg:y="-0.377cm" svg:width="2.295cm" svg:height="0.57cm" draw:z-index="11"><draw:object xlink:href="./Object 12" xlink:type="simple" xlink:show="embed" xlink:actuate="onLoad"/><draw:image xlink:href="./ObjectReplacements/Object 12" xlink:type="simple" xlink:show="embed" xlink:actuate="onLoad"/><svg:desc>vzorec</svg:desc></draw:frame>číslo dalšího předmětu atd.</text:p>
        </text:list-item>
      </text:list>
      <text:p text:style-name="P2"><text:span text:style-name="T18">Časová složitost algoritmu</text:span> je <text:span text:style-name="T15">O(NM)</text:span>, neboť se skládá z <text:span text:style-name="T15">N</text:span> kroků, z nichž každý vyžaduje čas <text:span text:style-name="T15">O(M)</text:span>. </text:p>
      <text:p text:style-name="P2"><text:span text:style-name="T18">Paměťová složitost </text:span>činí <text:span text:style-name="T15">O(N+M)</text:span>, což představuje paměť potřebnou pro uložení pomocného pole <text:span text:style-name="T15">A</text:span> a hmotností daných předmětů. <text:s/><text:bibliography-mark text:identifier="KSP12" text:bibliography-type="article" text:url="https://ksp.mff.cuni.cz/tasks/24/cook2.html">[1]</text:bibliography-mark></text:p>
      <text:p text:style-name="P18"/>
      <text:p text:style-name="P18"><text:span text:style-name="T3">Příklad: </text:span>Nasobeni <text:span text:style-name="T3">řady matic</text:span></text:p>
      <text:p text:style-name="P19"><text:span text:style-name="T3">Pro příklad máme 3 matici</text:span><text:span text:style-name="T1">: A</text:span> * B * C. M<text:span text:style-name="T3">áme 2 možnosti uzávorkování. Výsledek bude stejný (kvůli asociativitě), ale bude trvat různě dlouho.</text:span></text:p>
      <text:p text:style-name="P35"><text:span text:style-name="T3">Potřebujeme najít způsob <text:s/>uzávorkování, který vyžaduje co nejméně operaci na násobení. Budeme si ukládat mezivýsledky do tabulky, budeme si ukládat kolik potřebujeme operaci na násobeni. </text:span>(Pokud <text:span text:style-name="T15">A: pxq, B: qxr</text:span>, po<text:span text:style-name="T3">čet operací na násobeni</text:span><text:span text:style-name="T4"> A*</text:span><text:span text:style-name="T15">B</text:span> je <text:span text:style-name="T15">p*q*r</text:span>.)</text:p>
      <text:p text:style-name="P35"><text:span text:style-name="T3"><text:s/>Ukažme na příkladě: </text:span>m<text:span text:style-name="T3">áme matice rozměru</text:span><text:span text:style-name="T4"> A: </text:span><text:span text:style-name="T2">2</text:span><text:span text:style-name="T4">x</text:span><text:span text:style-name="T15">3, B: 3x7, C: 7x4, D: 4x5</text:span></text:p>
      <table:table table:name="Tabulka1" table:style-name="Tabulka1">
        <table:table-column table:style-name="Tabulka1.A" table:number-columns-repeated="5"/>
        <table:table-row>
          <table:table-cell table:style-name="Tabulka1.A1" table:number-rows-spanned="2" office:value-type="string">
            <text:p text:style-name="P41">Sou<text:span text:style-name="T3">činy všech </text:span></text:p>
            <text:p text:style-name="P42"><text:span text:style-name="T4">k</text:span>-tic</text:p>
          </table:table-cell>
          <table:table-cell table:style-name="Tabulka1.B1" table:number-columns-spanned="4" office:value-type="string">
            <text:p text:style-name="P42">Kterou za<text:span text:style-name="T3">číná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ulka1.B2" office:value-type="string">
            <text:p text:style-name="P46">A</text:p>
          </table:table-cell>
          <table:table-cell table:style-name="Tabulka1.B2" office:value-type="string">
            <text:p text:style-name="P46">B</text:p>
          </table:table-cell>
          <table:table-cell table:style-name="Tabulka1.B2" office:value-type="string">
            <text:p text:style-name="P46">C</text:p>
          </table:table-cell>
          <table:table-cell table:style-name="Tabulka1.E2" office:value-type="string">
            <text:p text:style-name="P46">D</text:p>
          </table:table-cell>
        </table:table-row>
        <table:table-row>
          <table:table-cell table:style-name="Tabulka1.A3" office:value-type="float" office:value="1">
            <text:p text:style-name="P41">1</text:p>
          </table:table-cell>
          <table:table-cell table:style-name="Tabulka1.A3" office:value-type="float" office:value="0">
            <text:p text:style-name="P41">0</text:p>
          </table:table-cell>
          <table:table-cell table:style-name="Tabulka1.A3" office:value-type="float" office:value="0">
            <text:p text:style-name="P41">0</text:p>
          </table:table-cell>
          <table:table-cell table:style-name="Tabulka1.A3" office:value-type="float" office:value="0">
            <text:p text:style-name="P41">0</text:p>
          </table:table-cell>
          <table:table-cell table:style-name="Tabulka1.E3" office:value-type="float" office:value="0">
            <text:p text:style-name="P41">0</text:p>
          </table:table-cell>
        </table:table-row>
        <table:table-row>
          <table:table-cell table:style-name="Tabulka1.A3" office:value-type="float" office:value="2">
            <text:p text:style-name="P45">2</text:p>
          </table:table-cell>
          <table:table-cell table:style-name="Tabulka1.B2" office:value-type="string">
            <text:p text:style-name="P43">2*3*7 = 42</text:p>
          </table:table-cell>
          <table:table-cell table:style-name="Tabulka1.B2" office:value-type="string">
            <text:p text:style-name="P43">3*7*4 = 84</text:p>
          </table:table-cell>
          <table:table-cell table:style-name="Tabulka1.B2" office:value-type="string">
            <text:p text:style-name="P43">7*4*5=140</text:p>
          </table:table-cell>
          <table:table-cell table:style-name="Tabulka1.E2" office:value-type="string">
            <text:p text:style-name="P42">-</text:p>
          </table:table-cell>
        </table:table-row>
        <table:table-row>
          <table:table-cell table:style-name="Tabulka1.A3" office:value-type="float" office:value="3">
            <text:p text:style-name="P45">3</text:p>
          </table:table-cell>
          <table:table-cell table:style-name="Tabulka1.B2" office:value-type="string">
            <text:p text:style-name="P43">98 (AB)C</text:p>
          </table:table-cell>
          <table:table-cell table:style-name="Tabulka1.B2" office:value-type="string">
            <text:p text:style-name="P43">144 (BC)D</text:p>
          </table:table-cell>
          <table:table-cell table:style-name="Tabulka1.B2" office:value-type="string">
            <text:p text:style-name="P44">-</text:p>
          </table:table-cell>
          <table:table-cell table:style-name="Tabulka1.E2" office:value-type="string">
            <text:p text:style-name="P42">-</text:p>
          </table:table-cell>
        </table:table-row>
        <table:table-row table:style-name="Tabulka1.6">
          <table:table-cell table:style-name="Tabulka1.A3" office:value-type="float" office:value="4">
            <text:p text:style-name="P45">4</text:p>
          </table:table-cell>
          <table:table-cell table:style-name="Tabulka1.B2" office:value-type="string">
            <text:p text:style-name="P43">138 ((AB)C)D</text:p>
          </table:table-cell>
          <table:table-cell table:style-name="Tabulka1.B2" office:value-type="string">
            <text:p text:style-name="P44">-</text:p>
          </table:table-cell>
          <table:table-cell table:style-name="Tabulka1.B2" office:value-type="string">
            <text:p text:style-name="P44">-</text:p>
          </table:table-cell>
          <table:table-cell table:style-name="Tabulka1.E2" office:value-type="string">
            <text:p text:style-name="P42">-</text:p>
          </table:table-cell>
        </table:table-row>
      </table:table>
      <text:p text:style-name="P35"/>
      <text:p text:style-name="P36">Pro násobení trojice je 2 možnosti uzávorkování. <text:span text:style-name="T11">Vyu</text:span>žijeme předchozí výsledky z tabulky:</text:p>
      <text:p text:style-name="P35">(A*B)*C = 42+56 = 98 <text:span text:style-name="T3"><text:s/></text:span>- <text:s/>lep<text:span text:style-name="T3">ší možnost, uložíme do tabulky</text:span></text:p>
      <text:p text:style-name="P35">A*(B*C) = 84 +24 = 108 </text:p>
      <text:p text:style-name="P36">Začíná B:</text:p>
      <text:p text:style-name="P35">(B*C)*D = 84+60 = 144 - <text:s/>lep<text:span text:style-name="T3">ší možnost, uložíme do tabulky</text:span></text:p>
      <text:p text:style-name="P35">B*(C*D) = 140 + … </text:p>
      <text:p text:style-name="P35">Celkov<text:span text:style-name="T3">ě:</text:span></text:p>
      <text:p text:style-name="P35">A(BCD) = 144+30 = 174</text:p>
      <text:p text:style-name="P35">(AB)(CD) = 42+140+70 = 252</text:p>
      <text:p text:style-name="P35">(ABC)D =98+40 = 138 <text:s/>- <text:s/>lep<text:span text:style-name="T3">ší možnost, uložíme do tabulky</text:span></text:p>
      <text:p text:style-name="P35"><text:span text:style-name="T18">Pam</text:span><text:span text:style-name="T5">ětova složitost </text:span><text:span text:style-name="T5"><draw:frame draw:style-name="fr1" draw:name="Objekt14" text:anchor-type="as-char" svg:y="-0.437cm" svg:width="1.238cm" svg:height="0.545cm" draw:z-index="14"><draw:object xlink:href="./Object 14" xlink:type="simple" xlink:show="embed" xlink:actuate="onLoad"/><draw:image xlink:href="./ObjectReplacements/Object 14" xlink:type="simple" xlink:show="embed" xlink:actuate="onLoad"/><svg:desc>vzorec</svg:desc></draw:frame></text:span></text:p>
      <text:p text:style-name="P36"><text:span text:style-name="T18">Čásova složitost </text:span><text:span text:style-name="T18"><draw:frame draw:style-name="fr1" draw:name="Objekt15" text:anchor-type="as-char" svg:y="-0.437cm" svg:width="1.233cm" svg:height="0.545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 - <text:s/>Vyplnujeme </text:span><text:span text:style-name="T11"><draw:frame draw:style-name="fr1" draw:name="Objekt13" text:anchor-type="as-char" svg:y="-0.437cm" svg:width="0.566cm" svg:height="0.529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11"> poli, ka</text:span>ždé <text:span text:style-name="T11">vplnení</text:span> trvá <text:span text:style-name="T15">O</text:span><text:span text:style-name="T14">(n)</text:span></text:p>
      <text:p text:style-name="P36"><text:bibliography-mark text:identifier="TEOR10" text:bibliography-type="article" text:title="Vypracované otazky k magisterským statnicím. Informatika - softwarové systémy: Povinné zkušební okruhy, unor 2010" text:url="http://uloz.to/x3pQbUU8/s0cketka-statnice-zip (s0cketka-statnice/TEORIE.PDF)">[2]</text:bibliography-mark></text:p>
      <text:p text:style-name="P36"/>
      <text:h text:style-name="P39" text:outline-level="1"><text:span text:style-name="T20">Metody tvorby algoritmů: hladový algoritmus</text:span> </text:h>
      <text:p text:style-name="P29"/>
      <text:p text:style-name="P30"><text:span text:style-name="T18">Ob</text:span><text:span text:style-name="T5">ěcný popis hladových algoritmů: </text:span><text:span text:style-name="T3">Řešíme optimální problém ve kterém hledáme maximum/</text:span>minimum veli<text:span text:style-name="T3">činy. Typickou strategii je, že řešení budujeme v posloupnosti kroků. V každém stavu je konečně mnoho pokračování.</text:span><text:span text:style-name="T3"><text:bibliography-mark text:identifier="ADS" text:bibliography-type="article" text:author="RNDr. Jan Hric (sepsal a vypracoval Petr Hošek)" text:title="Algoritmy a datové struktury" text:url="ADS_slidy.pdf">[4]</text:bibliography-mark></text:span></text:p>
      <text:p text:style-name="P32"><text:span text:style-name="T3">Hladový algoritmus většinou splňuje následující podmínky: </text:span></text:p>
      <text:list xml:id="list2691126152099181336" text:style-name="L5">
        <text:list-item>
          <text:p text:style-name="P23"><text:span text:style-name="T21">v každém kroku udělá LOKÁLNĚ optimální rozhodnutí (výběr hodnoty)</text:span></text:p>
        </text:list-item>
        <text:list-item>
          <text:p text:style-name="P23"><text:span text:style-name="T21">nikdy nemění již udělaná rozhodnutí („nebacktrackuje“)</text:span></text:p>
        </text:list-item>
        <text:list-item>
          <text:p text:style-name="P23"><text:span text:style-name="T21">pokud vždy zaručeně nalezne GLOBÁLNĚ optimální řešení tak jde o </text:span><text:span text:style-name="T23">hladový</text:span><text:span text:style-name="T22"> </text:span><text:span text:style-name="T23">optimalizační algoritmus</text:span><text:span text:style-name="T21">, jinak (většinou) hovoříme o </text:span><text:span text:style-name="T23">hladové heuristice</text:span></text:p>
        </text:list-item>
      </text:list>
      <text:p text:style-name="P30"><text:span text:style-name="T5">Problém 1:</text:span><text:span text:style-name="T3"> je dán souvislý neorientovaný graf G=(V,E) a funkce </text:span><text:span text:style-name="T3"><draw:frame draw:style-name="fr1" draw:name="Objekt16" text:anchor-type="as-char" svg:y="-0.437cm" svg:width="1.981cm" svg:height="0.529cm" draw:z-index="15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3"> udávající délky hran. Najděte </text:span><text:span text:style-name="T10">minimální kostru</text:span><text:span text:style-name="T3"> grafu G, tj. acyklický podgraf grafu G, který má </text:span><text:span text:style-name="T3"><draw:frame draw:style-name="fr1" draw:name="Objekt17" text:anchor-type="as-char" svg:y="-0.402cm" svg:width="1.314cm" svg:height="0.517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/text:span><text:span text:style-name="T3">hran, a mezi všemi takovými podgrafy má minimálním součet délek hran.</text:span></text:p>
      <text:p text:style-name="P30"><text:span text:style-name="T5">Problém 2: </text:span><text:span text:style-name="T3">Je dána množina </text:span><text:span text:style-name="T4">S={1,2, … ,n}</text:span><text:span text:style-name="T3"> úkolů jednotkové délky. Ke každému úkolu </text:span><text:span text:style-name="T4">i</text:span><text:span text:style-name="T3"> je dána požadovaná lhůta dokončení </text:span><text:span text:style-name="T3"><draw:frame draw:style-name="fr1" draw:name="Objekt18" text:anchor-type="as-char" svg:y="-0.437cm" svg:width="1.517cm" svg:height="0.593cm" draw:z-index="17"><draw:object xlink:href="./Object 18" xlink:type="simple" xlink:show="embed" xlink:actuate="onLoad"/><draw:image xlink:href="./ObjectReplacements/Object 18" xlink:type="simple" xlink:show="embed" xlink:actuate="onLoad"/><svg:desc>vzorec</svg:desc></draw:frame></text:span><text:span text:style-name="T3"> a pokuta</text:span><text:span text:style-name="T3"><draw:frame draw:style-name="fr1" draw:name="Objekt19" text:anchor-type="as-char" svg:y="-0.437cm" svg:width="1.556cm" svg:height="0.593cm" draw:z-index="18"><draw:object xlink:href="./Object 19" xlink:type="simple" xlink:show="embed" xlink:actuate="onLoad"/><draw:image xlink:href="./ObjectReplacements/Object 19" xlink:type="simple" xlink:show="embed" xlink:actuate="onLoad"/><svg:desc>vzorec</svg:desc></draw:frame></text:span><text:span text:style-name="T3">, kterou je úkol penalizován není-li hotov do své lhůty. Najděte </text:span><text:span text:style-name="T10">rozvrh</text:span><text:span text:style-name="T3"> (permutaci) úkolů (od času </text:span><text:span text:style-name="T4">0 </text:span><text:span text:style-name="T3">do času</text:span><text:span text:style-name="T4"> n</text:span><text:span text:style-name="T3">), který minimalizuje celkovou pokutu za úkoly, které nejsou hotovy do jejich lhůty. </text:span></text:p>
      <text:p text:style-name="P30"><text:span text:style-name="T5">Problém 3: </text:span><text:span text:style-name="T3">Je dána množina </text:span><text:span text:style-name="T4">S={1,2, … ,n}</text:span><text:span text:style-name="T3"> úkolů. Ke každému úkolu </text:span><text:span text:style-name="T4">i</text:span><text:span text:style-name="T3"> je dán čas </text:span><text:span text:style-name="T3"><draw:frame draw:style-name="fr1" draw:name="Objekt20" text:anchor-type="as-char" svg:y="-0.437cm" svg:width="1.441cm" svg:height="0.593cm" draw:z-index="19"><draw:object xlink:href="./Object 20" xlink:type="simple" xlink:show="embed" xlink:actuate="onLoad"/><draw:image xlink:href="./ObjectReplacements/Object 20" xlink:type="simple" xlink:show="embed" xlink:actuate="onLoad"/><svg:desc>vzorec</svg:desc></draw:frame></text:span><text:span text:style-name="T3"> jeho zahájení a čas</text:span><text:span text:style-name="T3"><draw:frame draw:style-name="fr1" draw:name="Objekt21" text:anchor-type="as-char" svg:y="-0.437cm" svg:width="1.556cm" svg:height="0.593cm" draw:z-index="20"><draw:object xlink:href="./Object 21" xlink:type="simple" xlink:show="embed" xlink:actuate="onLoad"/><draw:image xlink:href="./ObjectReplacements/Object 21" xlink:type="simple" xlink:show="embed" xlink:actuate="onLoad"/><svg:desc>vzorec</svg:desc></draw:frame></text:span><text:span text:style-name="T3"> jeho dokončení, kde </text:span><text:span text:style-name="T3"><draw:frame draw:style-name="fr1" draw:name="Objekt22" text:anchor-type="as-char" svg:y="-0.377cm" svg:width="1.231cm" svg:height="0.533cm" draw:z-index="21"><draw:object xlink:href="./Object 22" xlink:type="simple" xlink:show="embed" xlink:actuate="onLoad"/><draw:image xlink:href="./ObjectReplacements/Object 22" xlink:type="simple" xlink:show="embed" xlink:actuate="onLoad"/><svg:desc>vzorec</svg:desc></draw:frame></text:span><text:span text:style-name="T3">. Úkoly</text:span><text:span text:style-name="T4"> i </text:span><text:span text:style-name="T3">a </text:span><text:span text:style-name="T4">j</text:span><text:span text:style-name="T3"> jsou </text:span><text:span text:style-name="T10">kompatibilní</text:span><text:span text:style-name="T3"> pokud se intervaly [</text:span><text:span text:style-name="T3"><draw:frame draw:style-name="fr1" draw:name="Objekt23" text:anchor-type="as-char" svg:y="-0.377cm" svg:width="1.095cm" svg:height="0.533cm" draw:z-index="22"><draw:object xlink:href="./Object 23" xlink:type="simple" xlink:show="embed" xlink:actuate="onLoad"/><draw:image xlink:href="./ObjectReplacements/Object 23" xlink:type="simple" xlink:show="embed" xlink:actuate="onLoad"/><svg:desc>vzorec</svg:desc></draw:frame></text:span><text:span text:style-name="T3">) a [</text:span><text:span text:style-name="T3"><draw:frame draw:style-name="fr1" draw:name="Objekt24" text:anchor-type="as-char" svg:y="-0.377cm" svg:width="1.212cm" svg:height="0.533cm" draw:z-index="23"><draw:object xlink:href="./Object 24" xlink:type="simple" xlink:show="embed" xlink:actuate="onLoad"/><draw:image xlink:href="./ObjectReplacements/Object 24" xlink:type="simple" xlink:show="embed" xlink:actuate="onLoad"/><svg:desc>vzorec</svg:desc></draw:frame></text:span><text:span text:style-name="T3">) nepřekrývají. Najděte množinu po dvou kompatibilních úkolů, která je co největší. </text:span></text:p>
      <text:p text:style-name="P30"><text:span text:style-name="T5">Navrhneme obecný hladový algoritmus</text:span><text:span text:style-name="T3"> řešící problémy 1 a 2 jako speciální případy a dávající návod, jak řešit Problém 3.</text:span></text:p>
      <text:p text:style-name="P30"><text:span text:style-name="T5">Definice</text:span><text:span text:style-name="T3">: </text:span><text:span text:style-name="T10">Matroid</text:span><text:span text:style-name="T3"> je uspořádaná dvojice </text:span><text:span text:style-name="T4">M=(S,I)</text:span><text:span text:style-name="T3"> splňující následující tři podmínky :</text:span></text:p>
      <text:list xml:id="list8827779020992405873" text:style-name="L6">
        <text:list-item>
          <text:p text:style-name="P24"><text:span text:style-name="T25">S</text:span><text:span text:style-name="T21"> je konečná a neprázdná množina prvků matroidu </text:span><text:span text:style-name="T25">M</text:span><text:span text:style-name="T21">.</text:span></text:p>
        </text:list-item>
        <text:list-item>
          <text:p text:style-name="P24"><text:span text:style-name="T25">I </text:span><text:span text:style-name="T21">je neprázdná množina nezávislých podmnožin množiny </text:span><text:span text:style-name="T25">S</text:span><text:span text:style-name="T21">, která má následující </text:span><text:span text:style-name="T24">dědičnou vlastnost</text:span><text:span text:style-name="T21">: pokud </text:span><text:span text:style-name="T21"><draw:frame draw:style-name="fr1" draw:name="Objekt25" text:anchor-type="as-char" svg:y="-0.377cm" svg:width="4.754cm" svg:height="0.485cm" draw:z-index="24"><draw:object xlink:href="./Object 25" xlink:type="simple" xlink:show="embed" xlink:actuate="onLoad"/><draw:image xlink:href="./ObjectReplacements/Object 25" xlink:type="simple" xlink:show="embed" xlink:actuate="onLoad"/><svg:desc>vzorec</svg:desc></draw:frame></text:span><text:span text:style-name="T21">.</text:span></text:p>
        </text:list-item>
        <text:list-item>
          <text:p text:style-name="P24"><text:span text:style-name="T25">I </text:span><text:span text:style-name="T21">má následující </text:span><text:span text:style-name="T26">výměnnou vlastnost</text:span><text:span text:style-name="T21">: pokud </text:span><text:span text:style-name="T21"><draw:frame draw:style-name="fr1" draw:name="Objekt26" text:anchor-type="as-char" svg:y="-0.402cm" svg:width="6.105cm" svg:height="0.517cm" draw:z-index="25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21"> tak platí </text:span><text:span text:style-name="T21"><draw:frame draw:style-name="fr1" draw:name="Objekt27" text:anchor-type="as-char" svg:y="-0.402cm" svg:width="3.865cm" svg:height="0.519cm" draw:z-index="26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21">.</text:span></text:p>
        </text:list-item>
      </text:list>
      <text:p text:style-name="P30"><text:span text:style-name="T5">Příklad 1: </text:span><text:span text:style-name="T7">Maticový matroid</text:span><text:span text:style-name="T3"> (zdroj matroidové terminologie)</text:span></text:p>
      <text:list xml:id="list8888129352293254612" text:style-name="L7">
        <text:list-item>
          <text:p text:style-name="P25"><text:span text:style-name="T25">T </text:span><text:span text:style-name="T21">je reálná matice řádu </text:span><text:span text:style-name="T25">n x n</text:span><text:span text:style-name="T21">. Pak </text:span><text:span text:style-name="T25">T</text:span><text:span text:style-name="T21"> definuje matroid </text:span><text:span text:style-name="T21"><draw:frame draw:style-name="fr1" draw:name="Objekt28" text:anchor-type="as-char" svg:y="-0.377cm" svg:width="2.551cm" svg:height="0.533cm" draw:z-index="27"><draw:object xlink:href="./Object 28" xlink:type="simple" xlink:show="embed" xlink:actuate="onLoad"/><draw:image xlink:href="./ObjectReplacements/Object 28" xlink:type="simple" xlink:show="embed" xlink:actuate="onLoad"/><svg:desc>vzorec</svg:desc></draw:frame></text:span><text:span text:style-name="T21">, kde</text:span></text:p>
        </text:list-item>
        <text:list-item>
          <text:p text:style-name="P25"><text:span text:style-name="T21"><draw:frame draw:style-name="fr1" draw:name="Objekt29" text:anchor-type="as-char" svg:y="-0.377cm" svg:width="0.646cm" svg:height="0.533cm" draw:z-index="28"><draw:object xlink:href="./Object 29" xlink:type="simple" xlink:show="embed" xlink:actuate="onLoad"/><draw:image xlink:href="./ObjectReplacements/Object 29" xlink:type="simple" xlink:show="embed" xlink:actuate="onLoad"/><svg:desc>vzorec</svg:desc></draw:frame></text:span><text:span text:style-name="T21">je množina sloupců matice </text:span><text:span text:style-name="T25">T</text:span><text:span text:style-name="T21"> a</text:span></text:p>
        </text:list-item>
        <text:list-item>
          <text:p text:style-name="P25"><text:soft-page-break/><text:span text:style-name="T21"><draw:frame draw:style-name="fr1" draw:name="Objekt30" text:anchor-type="as-char" svg:y="-0.377cm" svg:width="1.298cm" svg:height="0.533cm" draw:z-index="29"><draw:object xlink:href="./Object 30" xlink:type="simple" xlink:show="embed" xlink:actuate="onLoad"/><draw:image xlink:href="./ObjectReplacements/Object 30" xlink:type="simple" xlink:show="embed" xlink:actuate="onLoad"/><svg:desc>vzorec</svg:desc></draw:frame></text:span><text:span text:style-name="T21"> je nezávislá (tj. </text:span><text:span text:style-name="T21"><draw:frame draw:style-name="fr1" draw:name="Objekt31" text:anchor-type="as-char" svg:y="-0.377cm" svg:width="1.258cm" svg:height="0.533cm" draw:z-index="30"><draw:object xlink:href="./Object 31" xlink:type="simple" xlink:show="embed" xlink:actuate="onLoad"/><draw:image xlink:href="./ObjectReplacements/Object 31" xlink:type="simple" xlink:show="embed" xlink:actuate="onLoad"/><svg:desc>vzorec</svg:desc></draw:frame></text:span><text:span text:style-name="T21">) pokud </text:span><text:span text:style-name="T25">A</text:span><text:span text:style-name="T21"> sestává z lineárně nezávislých vektorů.</text:span></text:p>
        </text:list-item>
      </text:list>
      <text:p text:style-name="P30"><text:span text:style-name="T5">Příklad 2:</text:span><text:span text:style-name="T3"> </text:span><text:span text:style-name="T10">Grafový matroid</text:span></text:p>
      <text:list xml:id="list7591644964353069265" text:style-name="L8">
        <text:list-item>
          <text:p text:style-name="P26"><text:span text:style-name="T25">G=(V,E)</text:span><text:span text:style-name="T21"> je neorientovaný graf. Pak </text:span><text:span text:style-name="T25">G</text:span><text:span text:style-name="T21"> definuje matroid </text:span><text:span text:style-name="T21"><draw:frame draw:style-name="fr1" draw:name="Objekt32" text:anchor-type="as-char" svg:y="-0.377cm" svg:width="2.611cm" svg:height="0.533cm" draw:z-index="31"><draw:object xlink:href="./Object 32" xlink:type="simple" xlink:show="embed" xlink:actuate="onLoad"/><draw:image xlink:href="./ObjectReplacements/Object 32" xlink:type="simple" xlink:show="embed" xlink:actuate="onLoad"/><svg:desc>vzorec</svg:desc></draw:frame></text:span><text:span text:style-name="T21"> kde</text:span></text:p>
        </text:list-item>
        <text:list-item>
          <text:p text:style-name="P26"><text:span text:style-name="T21"><draw:frame draw:style-name="fr1" draw:name="Objekt33" text:anchor-type="as-char" svg:y="-0.377cm" svg:width="1.337cm" svg:height="0.533cm" draw:z-index="32"><draw:object xlink:href="./Object 33" xlink:type="simple" xlink:show="embed" xlink:actuate="onLoad"/><draw:image xlink:href="./ObjectReplacements/Object 33" xlink:type="simple" xlink:show="embed" xlink:actuate="onLoad"/><svg:desc>vzorec</svg:desc></draw:frame></text:span><text:span text:style-name="T27">a</text:span></text:p>
        </text:list-item>
        <text:list-item>
          <text:p text:style-name="P26"><text:span text:style-name="T27"><draw:frame draw:style-name="fr1" draw:name="Objekt34" text:anchor-type="as-char" svg:y="-0.377cm" svg:width="1.318cm" svg:height="0.533cm" draw:z-index="33"><draw:object xlink:href="./Object 34" xlink:type="simple" xlink:show="embed" xlink:actuate="onLoad"/><draw:image xlink:href="./ObjectReplacements/Object 34" xlink:type="simple" xlink:show="embed" xlink:actuate="onLoad"/><svg:desc>vzorec</svg:desc></draw:frame></text:span><text:span text:style-name="T21">je nezávislá (tj. </text:span><text:span text:style-name="T21"><draw:frame draw:style-name="fr1" draw:name="Objekt35" text:anchor-type="as-char" svg:y="-0.377cm" svg:width="1.277cm" svg:height="0.533cm" draw:z-index="34"><draw:object xlink:href="./Object 35" xlink:type="simple" xlink:show="embed" xlink:actuate="onLoad"/><draw:image xlink:href="./ObjectReplacements/Object 35" xlink:type="simple" xlink:show="embed" xlink:actuate="onLoad"/><svg:desc>vzorec</svg:desc></draw:frame></text:span><text:span text:style-name="T21">) pokud </text:span><text:span text:style-name="T25">A</text:span><text:span text:style-name="T21"> neobsahuje cyklus (tj. pokud </text:span><text:span text:style-name="T25">A</text:span><text:span text:style-name="T21"> tvoří les).</text:span></text:p>
        </text:list-item>
      </text:list>
      <text:p text:style-name="P30"><text:span text:style-name="T5">Věta:</text:span><text:span text:style-name="T3"> Všechny maximální nezávislé množiny v matroidu mají stejnou velikost.</text:span></text:p>
      <text:p text:style-name="P30"><text:span text:style-name="T18">Definice: </text:span>Matroid<text:span text:style-name="T15"> M=(S,I)</text:span> je <text:span text:style-name="T19">vážený</text:span> pokud je dána váhová funkce <draw:frame draw:style-name="fr1" draw:name="Objekt36" text:anchor-type="as-char" svg:y="-0.437cm" svg:width="1.969cm" svg:height="0.529cm" draw:z-index="35"><draw:object xlink:href="./Object 36" xlink:type="simple" xlink:show="embed" xlink:actuate="onLoad"/><draw:image xlink:href="./ObjectReplacements/Object 36" xlink:type="simple" xlink:show="embed" xlink:actuate="onLoad"/><svg:desc>vzorec</svg:desc></draw:frame> a její přirozené rozšíření na podmnožiny <text:span text:style-name="T15">S </text:span>je dáno předpisem <draw:frame draw:style-name="fr1" draw:name="Objekt37" text:anchor-type="as-char" svg:y="-0.432cm" svg:width="4.5cm" svg:height="0.861cm" draw:z-index="36"><draw:object xlink:href="./Object 37" xlink:type="simple" xlink:show="embed" xlink:actuate="onLoad"/><draw:image xlink:href="./ObjectReplacements/Object 37" xlink:type="simple" xlink:show="embed" xlink:actuate="onLoad"/><svg:desc>vzorec</svg:desc></draw:frame>.</text:p>
      <text:p text:style-name="P30"><text:span text:style-name="T18">Matroidový Problém (MP): </text:span>Pro daný vážený matroid <text:span text:style-name="T15">M</text:span> najděte nezávislou množinu v <text:span text:style-name="T15">M</text:span> s co největší váhou (taková množina se nazývá <text:span text:style-name="T19">optimální množina matroidu </text:span><text:span text:style-name="T17">M</text:span>)</text:p>
      <text:p text:style-name="P30"><text:span text:style-name="T18">Poznámka:</text:span> Protože jsou všechny váhy kladné, tak je optimální množina vždy (v inkluzi) maximální nezávislou množinou.</text:p>
      <text:p text:style-name="P30"><text:span text:style-name="T18">Fakt: </text:span>Problém 1 je speciální případ MP. Vezměme <draw:frame draw:style-name="fr1" draw:name="Objekt38" text:anchor-type="as-char" svg:y="-0.377cm" svg:width="2.611cm" svg:height="0.533cm" draw:z-index="37"><draw:object xlink:href="./Object 38" xlink:type="simple" xlink:show="embed" xlink:actuate="onLoad"/><draw:image xlink:href="./ObjectReplacements/Object 38" xlink:type="simple" xlink:show="embed" xlink:actuate="onLoad"/><svg:desc>vzorec</svg:desc></draw:frame> a pro každé <draw:frame draw:style-name="fr1" draw:name="Objekt44" text:anchor-type="as-char" svg:y="-0.377cm" svg:width="1.21cm" svg:height="0.533cm" draw:z-index="43"><draw:object xlink:href="./Object 44" xlink:type="simple" xlink:show="embed" xlink:actuate="onLoad"/><draw:image xlink:href="./ObjectReplacements/Object 44" xlink:type="simple" xlink:show="embed" xlink:actuate="onLoad"/><svg:desc>vzorec</svg:desc></draw:frame> <text:s/>definujme <text:span text:style-name="T15">w(e) = c - d(e)</text:span>, kde <text:span text:style-name="T15">c</text:span> je dostatečně velké číslo (libovolné <text:span text:style-name="T15">c &gt; max d(e)</text:span> vyhovuje). Nyní platí: optimální množina v <draw:frame draw:style-name="fr1" draw:name="Objekt45" text:anchor-type="as-char" svg:y="-0.377cm" svg:width="0.847cm" svg:height="0.533cm" draw:z-index="44"><draw:object xlink:href="./Object 45" xlink:type="simple" xlink:show="embed" xlink:actuate="onLoad"/><draw:image xlink:href="./ObjectReplacements/Object 45" xlink:type="simple" xlink:show="embed" xlink:actuate="onLoad"/></draw:frame>(vzhledem k <text:span text:style-name="T15">w</text:span>) = minimální kostra v <text:span text:style-name="T15">G</text:span> (vzhledem k <text:span text:style-name="T15">d</text:span>)</text:p>
      <text:p text:style-name="P30"><text:span text:style-name="T18">Fakt :</text:span> Problém 2 je speciální případ MP (toto není tak snadné jako předchozí případ)</text:p>
      <text:p text:style-name="P30">Nechť <text:span text:style-name="T15">X</text:span> je rozvrh všech úkolů. Úkol<text:span text:style-name="T15"> i</text:span> nazveme :</text:p>
      <text:list xml:id="list6908098243197787629" text:style-name="L9">
        <text:list-item>
          <text:p text:style-name="P31"><text:s/><text:span text:style-name="T19">včasným</text:span> v <text:span text:style-name="T15">X</text:span> pokud je ukončen v čase <draw:frame draw:style-name="fr1" draw:name="Objekt39" text:anchor-type="as-char" svg:y="-0.377cm" svg:width="0.557cm" svg:height="0.533cm" draw:z-index="38"><draw:object xlink:href="./Object 39" xlink:type="simple" xlink:show="embed" xlink:actuate="onLoad"/><draw:image xlink:href="./ObjectReplacements/Object 39" xlink:type="simple" xlink:show="embed" xlink:actuate="onLoad"/><svg:desc>vzorec</svg:desc></draw:frame> nebo dříve</text:p>
        </text:list-item>
        <text:list-item>
          <text:p text:style-name="P31"><text:span text:style-name="T19">zpožděným</text:span> v <text:span text:style-name="T15">X</text:span> pokud je ukončen až po čase <draw:frame draw:style-name="fr1" draw:name="Objekt40" text:anchor-type="as-char" svg:y="-0.377cm" svg:width="0.557cm" svg:height="0.533cm" draw:z-index="39"><draw:object xlink:href="./Object 40" xlink:type="simple" xlink:show="embed" xlink:actuate="onLoad"/><draw:image xlink:href="./ObjectReplacements/Object 40" xlink:type="simple" xlink:show="embed" xlink:actuate="onLoad"/><svg:desc>vzorec</svg:desc></draw:frame> </text:p>
        </text:list-item>
      </text:list>
      <text:p text:style-name="P30"><text:span text:style-name="T18"><text:tab/>Pozorování 1:</text:span> Při hledání optimálního rozvrhu stačí uvažovat pouze ty rozvrhy, ve kterých <text:tab/>jsou všechny včasné úkoly rozvrženy před všemi zpožděnými.</text:p>
      <text:p text:style-name="P30"><text:span text:style-name="T18"><text:tab/>Pozorování 2: </text:span>Navíc lze předpokládat, že včasné úkoly jsou v rozvrhu uspořádány podle <text:tab/>neklesajících lhůt dokončení (při shodě rozhoduje například číslo úkolu).</text:p>
      <text:p text:style-name="P30"><text:span text:style-name="T5"><text:tab/>Definice: </text:span><text:span text:style-name="T3">Rozvrhy splňující podmínky Pozorování 1 a 2 se nazývají </text:span><text:span text:style-name="T10">kanonické</text:span><text:span text:style-name="T3">.</text:span></text:p>
      <text:p text:style-name="P30"><text:span text:style-name="T3"><text:tab/></text:span><text:span text:style-name="T5">Fakt:</text:span><text:span text:style-name="T3"> Optimální rozvrh stačí hledat v množině kanonických rozvrhů. Navíc je každý <text:tab/>kanonický rozvrh „jednoznačně“ určen množinou svých včasných úkolů (až na permutaci <text:tab/>zpožděných úkolů). </text:span></text:p>
      <text:p text:style-name="P30"><text:span text:style-name="T3"><text:tab/></text:span><text:span text:style-name="T5">Definice</text:span><text:span text:style-name="T3">: Množina úkolů </text:span><text:span text:style-name="T3"><draw:frame draw:style-name="fr1" draw:name="Objekt41" text:anchor-type="as-char" svg:y="-0.377cm" svg:width="1.122cm" svg:height="0.469cm" draw:z-index="40"><draw:object xlink:href="./Object 41" xlink:type="simple" xlink:show="embed" xlink:actuate="onLoad"/><draw:image xlink:href="./ObjectReplacements/Object 41" xlink:type="simple" xlink:show="embed" xlink:actuate="onLoad"/><svg:desc>vzorec</svg:desc></draw:frame></text:span><text:span text:style-name="T3"> je </text:span><text:span text:style-name="T10">nezávislá</text:span><text:span text:style-name="T3"> pokud existuje rozvrh </text:span><text:span text:style-name="T4">X</text:span><text:span text:style-name="T3"> všech úkolů takový, <text:tab/>že všechny úkoly v </text:span><text:span text:style-name="T4">A</text:span><text:span text:style-name="T3"> jsou včasné v </text:span><text:span text:style-name="T4">X</text:span><text:span text:style-name="T3">. Označme </text:span><text:span text:style-name="T3"><draw:frame draw:style-name="fr1" draw:name="Objekt42" text:anchor-type="as-char" svg:y="-0.377cm" svg:width="0.587cm" svg:height="0.533cm" draw:z-index="41"><draw:object xlink:href="./Object 42" xlink:type="simple" xlink:show="embed" xlink:actuate="onLoad"/><draw:image xlink:href="./ObjectReplacements/Object 42" xlink:type="simple" xlink:show="embed" xlink:actuate="onLoad"/><svg:desc>vzorec</svg:desc></draw:frame></text:span><text:span text:style-name="T3">množinu všech nezávislých <text:tab/>podmnožin množiny </text:span><text:span text:style-name="T4">S</text:span><text:span text:style-name="T3">.</text:span></text:p>
      <text:p text:style-name="P30"><text:span text:style-name="T3"><text:tab/></text:span><text:span text:style-name="T5">Fakt</text:span><text:span text:style-name="T3">: Množina včasných úkolů v libovolném kanonickém rozvrhu je nezávislá množina, což </text:span><text:soft-page-break/><text:span text:style-name="T3"><text:tab/>dává bijekci</text:span></text:p>
      <text:p text:style-name="P30"><text:span text:style-name="T3"><text:tab/>množiny včasných úkolů v kanonických rozvrzích &lt;</text:span>-&gt;<text:span text:style-name="T3"> nezávislé množiny</text:span></text:p>
      <text:p text:style-name="P30"><text:span text:style-name="T3"><text:tab/>A tudíž (díky výše uvedeným úvahám): </text:span></text:p>
      <text:p text:style-name="P30"><text:span text:style-name="T3"><text:tab/>minimalizace celkové pokuty rozvrhu = </text:span></text:p>
      <text:p text:style-name="P30"><text:span text:style-name="T3"><text:tab/>= minimalizace součtu vah zpožděných úkolů v kanonickém rozvrhu = </text:span></text:p>
      <text:p text:style-name="P30"><text:span text:style-name="T3"><text:tab/>= maximalizace součtu vah včasných úkolů v kanonickém rozvrhu = </text:span></text:p>
      <text:p text:style-name="P30"><text:span text:style-name="T3"><text:tab/>= nalezení nezávislé množiny s co největší váhou (nalezení optimální množiny)</text:span></text:p>
      <text:p text:style-name="P30"><text:span text:style-name="T3"><text:tab/>což je přesně MP neboť platí</text:span></text:p>
      <text:p text:style-name="P30"><text:span text:style-name="T3"><text:tab/></text:span><text:span text:style-name="T5">Věta</text:span><text:span text:style-name="T3">: M=(</text:span><text:span text:style-name="T4">S</text:span><text:span text:style-name="T3">,</text:span><text:span text:style-name="T3"><draw:frame draw:style-name="fr1" draw:name="Objekt43" text:anchor-type="as-char" svg:y="-0.377cm" svg:width="0.587cm" svg:height="0.533cm" draw:z-index="42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3">) je matroid.</text:span></text:p>
      <text:p text:style-name="P32"><text:span text:style-name="T3">Hladový algoritmus pro MP</text:span></text:p>
      <text:p text:style-name="P30"><text:span text:style-name="T3">Nechť je dán matroid</text:span><text:span text:style-name="T4"> M=(S,I)</text:span><text:span text:style-name="T3">, kde </text:span><text:span text:style-name="T3"><draw:frame draw:style-name="fr1" draw:name="Objekt46" text:anchor-type="as-char" svg:y="-0.406cm" svg:width="2.605cm" svg:height="0.586cm" draw:z-index="45"><draw:object xlink:href="./Object 46" xlink:type="simple" xlink:show="embed" xlink:actuate="onLoad"/><draw:image xlink:href="./ObjectReplacements/Object 46" xlink:type="simple" xlink:show="embed" xlink:actuate="onLoad"/><svg:desc>vzorec</svg:desc></draw:frame></text:span><text:span text:style-name="T3"> a váhová funkce </text:span><text:span text:style-name="T3"><draw:frame draw:style-name="fr1" draw:name="Objekt47" text:anchor-type="as-char" svg:y="-0.437cm" svg:width="1.969cm" svg:height="0.529cm" draw:z-index="46"><draw:object xlink:href="./Object 47" xlink:type="simple" xlink:show="embed" xlink:actuate="onLoad"/><draw:image xlink:href="./ObjectReplacements/Object 47" xlink:type="simple" xlink:show="embed" xlink:actuate="onLoad"/><svg:desc>vzorec</svg:desc></draw:frame></text:span></text:p>
      <text:p text:style-name="P33"><text:span text:style-name="T3">GREEDY(M,w);</text:span></text:p>
      <text:p text:style-name="P34"><text:span text:style-name="T3">A :=</text:span><text:span text:style-name="T3"><draw:frame draw:style-name="fr1" draw:name="Objekt48" text:anchor-type="as-char" svg:y="-0.339cm" svg:width="0.572cm" svg:height="0.423cm" draw:z-index="47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3">;</text:span></text:p>
      <text:p text:style-name="P34"><text:span text:style-name="T3">setřiď a přečísluj S sestupně (do nerostoucí posloupnosti) podle vah {</text:span><text:span text:style-name="T3"><draw:frame draw:style-name="fr1" draw:name="Objekt49" text:anchor-type="as-char" svg:y="-0.377cm" svg:width="3.341cm" svg:height="0.533cm" draw:z-index="48"><draw:object xlink:href="./Object 49" xlink:type="simple" xlink:show="embed" xlink:actuate="onLoad"/><draw:image xlink:href="./ObjectReplacements/Object 49" xlink:type="simple" xlink:show="embed" xlink:actuate="onLoad"/><svg:desc>vzorec</svg:desc></draw:frame></text:span><text:span text:style-name="T3">};</text:span></text:p>
      <text:p text:style-name="P34"><text:span text:style-name="T3">for i := 1 to n do</text:span></text:p>
      <text:p text:style-name="P34"><text:span text:style-name="T3"><text:tab/>if ( </text:span><text:span text:style-name="T3"><draw:frame draw:style-name="fr1" draw:name="Objekt50" text:anchor-type="as-char" svg:y="-0.429cm" svg:width="2.161cm" svg:height="0.572cm" draw:z-index="49"><draw:object xlink:href="./Object 50" xlink:type="simple" xlink:show="embed" xlink:actuate="onLoad"/><draw:image xlink:href="./ObjectReplacements/Object 50" xlink:type="simple" xlink:show="embed" xlink:actuate="onLoad"/><svg:desc>vzorec</svg:desc></draw:frame></text:span><text:span text:style-name="T3">) then A :=</text:span><text:span text:style-name="T3"><draw:frame draw:style-name="fr1" draw:name="Objekt51" text:anchor-type="as-char" svg:y="-0.402cm" svg:width="1.358cm" svg:height="0.519cm" draw:z-index="50"><draw:object xlink:href="./Object 51" xlink:type="simple" xlink:show="embed" xlink:actuate="onLoad"/><draw:image xlink:href="./ObjectReplacements/Object 51" xlink:type="simple" xlink:show="embed" xlink:actuate="onLoad"/><svg:desc>vzorec</svg:desc></draw:frame></text:span><text:span text:style-name="T3">;</text:span></text:p>
      <text:p text:style-name="P34"><text:span text:style-name="T3">return A.</text:span></text:p>
      <text:p text:style-name="P30"><text:span text:style-name="T5">Časová složitost: </text:span></text:p>
      <text:list xml:id="list2057784663340638147" text:style-name="L10">
        <text:list-item>
          <text:p text:style-name="P27"><text:span text:style-name="T21"><draw:frame draw:style-name="fr1" draw:name="Objekt52" text:anchor-type="as-char" svg:y="-0.377cm" svg:width="2.267cm" svg:height="0.485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21"> na setřídění; </text:span></text:p>
        </text:list-item>
        <text:list-item>
          <text:p text:style-name="P27"><text:span text:style-name="T25">n</text:span><text:span text:style-name="T21"> krát test na nezávislost (složitost záleží na konkrétním matroidu); </text:span></text:p>
        </text:list-item>
        <text:list-item>
          <text:p text:style-name="P27"><text:span text:style-name="T21">celkem </text:span><text:span text:style-name="T21"><draw:frame draw:style-name="fr1" draw:name="Objekt53" text:anchor-type="as-char" svg:y="-0.377cm" svg:width="3.775cm" svg:height="0.485cm" draw:z-index="52"><draw:object xlink:href="./Object 53" xlink:type="simple" xlink:show="embed" xlink:actuate="onLoad"/><draw:image xlink:href="./ObjectReplacements/Object 53" xlink:type="simple" xlink:show="embed" xlink:actuate="onLoad"/><svg:desc>vzorec</svg:desc></draw:frame></text:span><text:span text:style-name="T21">kde </text:span><text:span text:style-name="T25">f(n)</text:span><text:span text:style-name="T21"> je složitost testu na nezávislost</text:span></text:p>
        </text:list-item>
      </text:list>
      <text:p text:style-name="P30"><text:span text:style-name="T5">Lemma 1: </text:span><text:span text:style-name="T3">Nechť </text:span><text:span text:style-name="T3"><draw:frame draw:style-name="fr1" draw:name="Objekt54" text:anchor-type="as-char" svg:y="-0.377cm" svg:width="1.044cm" svg:height="0.469cm" draw:z-index="53"><draw:object xlink:href="./Object 54" xlink:type="simple" xlink:show="embed" xlink:actuate="onLoad"/><draw:image xlink:href="./ObjectReplacements/Object 54" xlink:type="simple" xlink:show="embed" xlink:actuate="onLoad"/><svg:desc>vzorec</svg:desc></draw:frame></text:span><text:span text:style-name="T3"> takový, že </text:span><text:span text:style-name="T3"><draw:frame draw:style-name="fr1" draw:name="Objekt55" text:anchor-type="as-char" svg:y="-0.402cm" svg:width="1.249cm" svg:height="0.519cm" draw:z-index="54"><draw:object xlink:href="./Object 55" xlink:type="simple" xlink:show="embed" xlink:actuate="onLoad"/><draw:image xlink:href="./ObjectReplacements/Object 55" xlink:type="simple" xlink:show="embed" xlink:actuate="onLoad"/><svg:desc>vzorec</svg:desc></draw:frame></text:span><text:span text:style-name="T3"> Potom neexistuje </text:span><text:span text:style-name="T3"><draw:frame draw:style-name="fr1" draw:name="Objekt56" text:anchor-type="as-char" svg:y="-0.377cm" svg:width="1.062cm" svg:height="0.469cm" draw:z-index="55"><draw:object xlink:href="./Object 56" xlink:type="simple" xlink:show="embed" xlink:actuate="onLoad"/><draw:image xlink:href="./ObjectReplacements/Object 56" xlink:type="simple" xlink:show="embed" xlink:actuate="onLoad"/><svg:desc>vzorec</svg:desc></draw:frame></text:span><text:span text:style-name="T3"> taková, že </text:span><text:span text:style-name="T3"><draw:frame draw:style-name="fr1" draw:name="Objekt57" text:anchor-type="as-char" svg:y="-0.377cm" svg:width="1.076cm" svg:height="0.469cm" draw:z-index="56"><draw:object xlink:href="./Object 57" xlink:type="simple" xlink:show="embed" xlink:actuate="onLoad"/><draw:image xlink:href="./ObjectReplacements/Object 57" xlink:type="simple" xlink:show="embed" xlink:actuate="onLoad"/><svg:desc>vzorec</svg:desc></draw:frame></text:span><text:span text:style-name="T3">.</text:span></text:p>
      <text:p text:style-name="P30"><text:span text:style-name="T5">Důsledek 1: </text:span><text:span text:style-name="T3">Prvky přeskočené před prvním výběrem nemohou být v žádné optimální množině. </text:span></text:p>
      <text:p text:style-name="P30"><text:span text:style-name="T5">Lemma 2: (přípustnost hladového výběru)</text:span><text:span text:style-name="T3"> Ke globálně optimálnímu řešení se dostaneme lokálně optimálním (hladovým) krokem (na rozdíl od dynamického programování nebere do úvahy <text:s/>řešení podproblémů).</text:span></text:p>
      <text:p text:style-name="P30"><text:span text:style-name="T3">Nechť je </text:span><text:span text:style-name="T4">S</text:span><text:span text:style-name="T3"> setříděno podle vah do nerostoucí posloupnosti a nechť je </text:span><text:span text:style-name="T4">x</text:span><text:span text:style-name="T3"> první prvek v </text:span><text:span text:style-name="T4">S</text:span><text:span text:style-name="T3"> pro který </text:span><text:span text:style-name="T3"><draw:frame draw:style-name="fr1" draw:name="Objekt58" text:anchor-type="as-char" svg:y="-0.402cm" svg:width="1.247cm" svg:height="0.519cm" draw:z-index="57"><draw:object xlink:href="./Object 58" xlink:type="simple" xlink:show="embed" xlink:actuate="onLoad"/><draw:image xlink:href="./ObjectReplacements/Object 58" xlink:type="simple" xlink:show="embed" xlink:actuate="onLoad"/><svg:desc>vzorec</svg:desc></draw:frame></text:span><text:span text:style-name="T3">. Potom existuje optimální množina</text:span><text:span text:style-name="T3"><draw:frame draw:style-name="fr1" draw:name="Objekt59" text:anchor-type="as-char" svg:y="-0.377cm" svg:width="1.062cm" svg:height="0.469cm" draw:z-index="58"><draw:object xlink:href="./Object 59" xlink:type="simple" xlink:show="embed" xlink:actuate="onLoad"/><draw:image xlink:href="./ObjectReplacements/Object 59" xlink:type="simple" xlink:show="embed" xlink:actuate="onLoad"/><svg:desc>vzorec</svg:desc></draw:frame></text:span><text:span text:style-name="T3">taková, že </text:span><text:span text:style-name="T3"><draw:frame draw:style-name="fr1" draw:name="Objekt60" text:anchor-type="as-char" svg:y="-0.377cm" svg:width="1.076cm" svg:height="0.469cm" draw:z-index="59"><draw:object xlink:href="./Object 60" xlink:type="simple" xlink:show="embed" xlink:actuate="onLoad"/><draw:image xlink:href="./ObjectReplacements/Object 60" xlink:type="simple" xlink:show="embed" xlink:actuate="onLoad"/><svg:desc>vzorec</svg:desc></draw:frame></text:span><text:span text:style-name="T3">.</text:span></text:p>
      <text:p text:style-name="P30"><text:span text:style-name="T5">Důsledek 2: </text:span><text:span text:style-name="T3">První výběr „nezablokuje“ cestu ke konstrukci optimální množiny, což znamená, že v další práci může algoritmus pátrat po optimální množině pouze mezi těmi množinami prvků, které obsahují prvek </text:span><text:span text:style-name="T4">x</text:span><text:span text:style-name="T3">. </text:span></text:p>
      <text:p text:style-name="P30"><text:span text:style-name="T5">Lemma 3:</text:span><text:span text:style-name="T8"> (existence optimální podstruktury)</text:span><text:span text:style-name="T9"> Optimální řešení problému obsahuje optimální řešení <text:s/>podproblémů.</text:span></text:p>
      <text:p text:style-name="P30"><text:soft-page-break/><text:span text:style-name="T3">Nechť je </text:span><text:span text:style-name="T4">x</text:span><text:span text:style-name="T3"> první prvek vybraný algoritmem </text:span><text:span text:style-name="T4">GREEDY(M,w)</text:span><text:span text:style-name="T3">. Pak je nalezení optimální množiny v M obsahující </text:span><text:span text:style-name="T4">x</text:span><text:span text:style-name="T3"> ekvivalentní s nalezením optimální množiny v matroidu </text:span><text:span text:style-name="T4">M’=(S’,I’)</text:span><text:span text:style-name="T3">, kde</text:span></text:p>
      <text:p text:style-name="P30"><text:span text:style-name="T3"><draw:frame draw:style-name="fr1" draw:name="Objekt61" text:anchor-type="as-char" svg:y="-0.429cm" svg:width="3.759cm" svg:height="0.572cm" draw:z-index="61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0"><text:span text:style-name="T3"><draw:frame draw:style-name="fr1" draw:name="Objekt62" text:anchor-type="as-char" svg:y="-0.429cm" svg:width="4.888cm" svg:height="0.572cm" draw:z-index="60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30"><text:span text:style-name="T3">a váhová funkce </text:span><text:span text:style-name="T4">w</text:span><text:span text:style-name="T3"> je stejná jako u </text:span><text:span text:style-name="T4">M</text:span><text:span text:style-name="T3"> (omezená na </text:span><text:span text:style-name="T4">S’</text:span><text:span text:style-name="T3">). Matroid </text:span><text:span text:style-name="T4">M’</text:span><text:span text:style-name="T3"> se nazývá </text:span><text:span text:style-name="T10">kontrakce</text:span><text:span text:style-name="T3"> </text:span><text:span text:style-name="T4">M</text:span><text:span text:style-name="T3"> prvkem </text:span><text:span text:style-name="T4">x</text:span><text:span text:style-name="T3">. </text:span></text:p>
      <text:p text:style-name="P30"><text:span text:style-name="T5">Věta:</text:span><text:span text:style-name="T3"> </text:span><text:span text:style-name="T4">GREEDY(M,w) </text:span><text:span text:style-name="T3">vrací optimální množinu matroidu </text:span><text:span text:style-name="T4">M</text:span><text:span text:style-name="T3">. </text:span></text:p>
      <text:p text:style-name="P32"><text:span text:style-name="T3">Důkaz (pouze zhruba):</text:span></text:p>
      <text:list xml:id="list3076725116760278213" text:style-name="L12">
        <text:list-item>
          <text:p text:style-name="P28"><text:span text:style-name="T21">prvky přeskočené na počátku nemohou být v žádné optimální množině (Lemma 1)</text:span></text:p>
        </text:list-item>
        <text:list-item>
          <text:p text:style-name="P28"><text:span text:style-name="T21">po výběru prvního prvku </text:span><text:span text:style-name="T25">x</text:span><text:span text:style-name="T21"> Lemma 2 zaručuje existenci optimální množiny obsahující </text:span><text:span text:style-name="T25">x</text:span><text:span text:style-name="T21"> </text:span></text:p>
        </text:list-item>
        <text:list-item>
          <text:p text:style-name="P28"><text:span text:style-name="T21">zbývající problém je převeden (díky Lemma 3) na problém stejného typu ale na menší množině prvků </text:span><text:span text:style-name="T27">- &gt; </text:span><text:span text:style-name="T21">iterujeme dokud existují neprázdné nezávislé množiny</text:span></text:p>
        </text:list-item>
      </text:list>
      <text:p text:style-name="P30"><text:span text:style-name="T3"/></text:p>
      <text:p text:style-name="P32"><text:span text:style-name="T3">Hladový algoritmus pro Problém 3</text:span></text:p>
      <text:p text:style-name="P30"><text:span text:style-name="T3">Nechť</text:span><text:span text:style-name="T3"><draw:frame draw:style-name="fr1" draw:name="Objekt63" text:anchor-type="as-char" svg:y="-0.402cm" svg:width="2.648cm" svg:height="0.519cm" draw:z-index="62"><draw:object xlink:href="./Object 63" xlink:type="simple" xlink:show="embed" xlink:actuate="onLoad"/><draw:image xlink:href="./ObjectReplacements/Object 63" xlink:type="simple" xlink:show="embed" xlink:actuate="onLoad"/><svg:desc>vzorec</svg:desc></draw:frame></text:span><text:span text:style-name="T3"> je množina úkolů, </text:span><text:span text:style-name="T3"><draw:frame draw:style-name="fr1" draw:name="Objekt64" text:anchor-type="as-char" svg:y="-0.437cm" svg:width="2.575cm" svg:height="0.593cm" draw:z-index="63"><draw:object xlink:href="./Object 64" xlink:type="simple" xlink:show="embed" xlink:actuate="onLoad"/><draw:image xlink:href="./ObjectReplacements/Object 64" xlink:type="simple" xlink:show="embed" xlink:actuate="onLoad"/><svg:desc>vzorec</svg:desc></draw:frame></text:span><text:span text:style-name="T3">jsou časy zahájení a </text:span><text:span text:style-name="T3"><draw:frame draw:style-name="fr1" draw:name="Objekt65" text:anchor-type="as-char" svg:y="-0.437cm" svg:width="2.806cm" svg:height="0.593cm" draw:z-index="64"><draw:object xlink:href="./Object 65" xlink:type="simple" xlink:show="embed" xlink:actuate="onLoad"/><draw:image xlink:href="./ObjectReplacements/Object 65" xlink:type="simple" xlink:show="embed" xlink:actuate="onLoad"/><svg:desc>vzorec</svg:desc></draw:frame></text:span><text:span text:style-name="T3"> jsou časy dokončení (kde </text:span><text:span text:style-name="T3"><draw:frame draw:style-name="fr1" draw:name="Objekt66" text:anchor-type="as-char" svg:y="-0.377cm" svg:width="1.231cm" svg:height="0.533cm" draw:z-index="65"><draw:object xlink:href="./Object 66" xlink:type="simple" xlink:show="embed" xlink:actuate="onLoad"/><draw:image xlink:href="./ObjectReplacements/Object 66" xlink:type="simple" xlink:show="embed" xlink:actuate="onLoad"/><svg:desc>vzorec</svg:desc></draw:frame></text:span><text:span text:style-name="T3">). </text:span></text:p>
      <text:p text:style-name="P33"><text:span text:style-name="T3">GREEDY-SELECT(s, f);</text:span></text:p>
      <text:p text:style-name="P34"><text:span text:style-name="T3"><draw:frame draw:style-name="fr1" draw:name="Objekt67" text:anchor-type="as-char" svg:y="-0.377cm" svg:width="1.58cm" svg:height="0.469cm" draw:z-index="66"><draw:object xlink:href="./Object 67" xlink:type="simple" xlink:show="embed" xlink:actuate="onLoad"/><draw:image xlink:href="./ObjectReplacements/Object 67" xlink:type="simple" xlink:show="embed" xlink:actuate="onLoad"/><svg:desc>vzorec</svg:desc></draw:frame></text:span><text:span text:style-name="T3"><draw:frame draw:style-name="fr1" draw:name="Objekt68" text:anchor-type="as-char" svg:y="-0.377cm" svg:width="1.582cm" svg:height="0.533cm" draw:z-index="67"><draw:object xlink:href="./Object 68" xlink:type="simple" xlink:show="embed" xlink:actuate="onLoad"/><draw:image xlink:href="./ObjectReplacements/Object 68" xlink:type="simple" xlink:show="embed" xlink:actuate="onLoad"/><svg:desc>vzorec</svg:desc></draw:frame></text:span><text:span text:style-name="T3">j := 0;</text:span></text:p>
      <text:p text:style-name="P34"><text:span text:style-name="T3">setřiď a přeznač pole s a f vzestupně podle časů dokončení </text:span><text:span text:style-name="T3"><draw:frame draw:style-name="fr1" draw:name="Objekt69" text:anchor-type="as-char" svg:y="-0.377cm" svg:width="0.596cm" svg:height="0.533cm" draw:z-index="68"><draw:object xlink:href="./Object 69" xlink:type="simple" xlink:show="embed" xlink:actuate="onLoad"/><draw:image xlink:href="./ObjectReplacements/Object 69" xlink:type="simple" xlink:show="embed" xlink:actuate="onLoad"/><svg:desc>vzorec</svg:desc></draw:frame></text:span><text:span text:style-name="T3"> {tj. </text:span><text:span text:style-name="T3"><draw:frame draw:style-name="fr1" draw:name="Objekt70" text:anchor-type="as-char" svg:y="-0.377cm" svg:width="2.09cm" svg:height="0.533cm" draw:z-index="69"><draw:object xlink:href="./Object 70" xlink:type="simple" xlink:show="embed" xlink:actuate="onLoad"/><draw:image xlink:href="./ObjectReplacements/Object 70" xlink:type="simple" xlink:show="embed" xlink:actuate="onLoad"/><svg:desc>vzorec</svg:desc></draw:frame></text:span><text:span text:style-name="T3">};</text:span></text:p>
      <text:p text:style-name="P34"><text:span text:style-name="T3">for i := 1 to n do</text:span></text:p>
      <text:p text:style-name="P34"><text:span text:style-name="T3"><text:tab/>if (</text:span><text:span text:style-name="T3"><draw:frame draw:style-name="fr1" draw:name="Objekt71" text:anchor-type="as-char" svg:y="-0.377cm" svg:width="1.289cm" svg:height="0.533cm" draw:z-index="70"><draw:object xlink:href="./Object 71" xlink:type="simple" xlink:show="embed" xlink:actuate="onLoad"/><draw:image xlink:href="./ObjectReplacements/Object 71" xlink:type="simple" xlink:show="embed" xlink:actuate="onLoad"/><svg:desc>vzorec</svg:desc></draw:frame></text:span><text:span text:style-name="T3">) then </text:span><text:span text:style-name="T3"><draw:frame draw:style-name="fr1" draw:name="Objekt72" text:anchor-type="as-char" svg:y="-0.402cm" svg:width="2.244cm" svg:height="0.519cm" draw:z-index="71"><draw:object xlink:href="./Object 72" xlink:type="simple" xlink:show="embed" xlink:actuate="onLoad"/><draw:image xlink:href="./ObjectReplacements/Object 72" xlink:type="simple" xlink:show="embed" xlink:actuate="onLoad"/><svg:desc>vzorec</svg:desc></draw:frame></text:span><text:span text:style-name="T3">j := i;</text:span></text:p>
      <text:p text:style-name="P34"><text:span text:style-name="T3">return A.</text:span></text:p>
      <text:p text:style-name="P30"><text:span text:style-name="T5">Časová složitost: </text:span><text:span text:style-name="T5"><draw:frame draw:style-name="fr1" draw:name="Objekt73" text:anchor-type="as-char" svg:y="-0.377cm" svg:width="2.267cm" svg:height="0.485cm" draw:z-index="72"><draw:object xlink:href="./Object 73" xlink:type="simple" xlink:show="embed" xlink:actuate="onLoad"/><draw:image xlink:href="./ObjectReplacements/Object 73" xlink:type="simple" xlink:show="embed" xlink:actuate="onLoad"/><svg:desc>vzorec</svg:desc></draw:frame></text:span><text:span text:style-name="T3"> na setřídění, zbytek je pak </text:span><text:span text:style-name="T3"><draw:frame draw:style-name="fr1" draw:name="Objekt74" text:anchor-type="as-char" svg:y="-0.377cm" svg:width="1.097cm" svg:height="0.485cm" draw:z-index="73"><draw:object xlink:href="./Object 74" xlink:type="simple" xlink:show="embed" xlink:actuate="onLoad"/><draw:image xlink:href="./ObjectReplacements/Object 74" xlink:type="simple" xlink:show="embed" xlink:actuate="onLoad"/><svg:desc>vzorec</svg:desc></draw:frame></text:span><text:span text:style-name="T3">.</text:span></text:p>
      <text:p text:style-name="P30"><text:span text:style-name="T5">Lemma 1</text:span><text:span text:style-name="T18">a</text:span><text:span text:style-name="T5">: (přípustnost hladového výběru) </text:span><text:span text:style-name="T3">Existuje optimální množina (tj. kompatibilní množina úkolů maximální kardinality) která obsahuje úkol s nejmenším </text:span><text:span text:style-name="T3"><draw:frame draw:style-name="fr1" draw:name="Objekt75" text:anchor-type="as-char" svg:y="-0.377cm" svg:width="0.596cm" svg:height="0.533cm" draw:z-index="74"><draw:object xlink:href="./Object 75" xlink:type="simple" xlink:show="embed" xlink:actuate="onLoad"/><draw:image xlink:href="./ObjectReplacements/Object 75" xlink:type="simple" xlink:show="embed" xlink:actuate="onLoad"/><svg:desc>vzorec</svg:desc></draw:frame></text:span><text:span text:style-name="T3">. </text:span></text:p>
      <text:p text:style-name="P30"><text:span text:style-name="T5">Lemma 2</text:span><text:span text:style-name="T18">a</text:span><text:span text:style-name="T5">: (existence optimální podstruktury) </text:span><text:span text:style-name="T4">A</text:span><text:span text:style-name="T3"> je optimální množina pro </text:span><text:span text:style-name="T4">S</text:span><text:span text:style-name="T3"> obsahující úkol 1 tehdy a jen tehdy, když </text:span><text:span text:style-name="T4">A\ {1}</text:span><text:span text:style-name="T3"> je optimální množina pro </text:span><text:span text:style-name="T4">S’ = {i | </text:span><text:span text:style-name="T4"><draw:frame draw:style-name="fr1" draw:name="Objekt76" text:anchor-type="as-char" svg:y="-0.377cm" svg:width="1.279cm" svg:height="0.533cm" draw:z-index="75"><draw:object xlink:href="./Object 76" xlink:type="simple" xlink:show="embed" xlink:actuate="onLoad"/><draw:image xlink:href="./ObjectReplacements/Object 76" xlink:type="simple" xlink:show="embed" xlink:actuate="onLoad"/><svg:desc>vzorec</svg:desc></draw:frame></text:span><text:span text:style-name="T4">}.</text:span></text:p>
      <text:p text:style-name="P30"><text:span text:style-name="T5">Věta:</text:span><text:span text:style-name="T3"> </text:span><text:span text:style-name="T4">GREEDY-SELECT(s,f)</text:span><text:span text:style-name="T3"> vrací optimální množinu pro </text:span><text:span text:style-name="T4">S</text:span><text:span text:style-name="T3">. </text:span></text:p>
      <text:p text:style-name="P30"><text:span text:style-name="T5">Důkaz</text:span><text:span text:style-name="T3"> Přímý důsledek Lemma 1</text:span>a<text:span text:style-name="T3"> a Lemma 2a.</text:span></text:p>
      <text:p text:style-name="P30"><text:span text:style-name="T3"><text:bibliography-mark text:identifier="SLOZ" text:bibliography-type="article" text:author="Ondřej Čepek" text:title="Složitost I, TIN062, slidy" text:url="Slozitost1.ppt">[5]</text:bibliography-mark></text:span></text:p>
      <text:p text:style-name="P7"/>
      <text:bibliography text:style-name="Sect1" text:name="Seznam použité literatury1">
        <text:bibliography-source>
          <text:index-title-template text:style-name="Bibliography_20_Heading">Seznam použité literatury</text:index-title-template>
          <text:bibliography-entry-template text:bibliography-type="article" text:style-name="Bibliography_20_1">
            <text:index-entry-bibliography text:bibliography-data-field="identifier"/>
            <text:index-entry-span>.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Seznam použité literatury1_Head">
            <text:p text:style-name="Bibliography_20_Heading">Seznam použité literatury</text:p>
          </text:index-title>
          <text:p text:style-name="P37">1. , , https://ksp.mff.cuni.cz/tasks/24/cook2.html</text:p>
          <text:p text:style-name="P37">2. , Vypracované otazky k magisterským statnicím. Informatika - softwarové systémy: Povinné zkušební okruhy, unor 2010, http://uloz.to/x3pQbUU8/s0cketka-statnice-zip (s0cketka-statnice/TEORIE.PDF)</text:p>
          <text:p text:style-name="P37">3. Vladimír Bedecs, Poznámky k štátnej záverečnej skúške na MFF UK, http://forum.matfyz.info/download/file.php?id=575 (statnice.pdf)</text:p>
          <text:p text:style-name="P37">4. RNDr. Jan Hric (sepsal a vypracoval Petr Hošek), Algoritmy a datové struktury, ADS_slidy.pdf</text:p>
          <text:p text:style-name="P37">5. Ondřej Čepek, Složitost I, TIN062, slidy, Slozitost1.ppt</text:p>
        </text:index-body>
      </text:bibliography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/>
    <style:font-face style:name="Arial1" svg:font-family="Arial, Helvetica, sans-serif"/>
    <style:font-face style:name="Helvetica" svg:font-family="Helvetica, Arial, 'Droid Sans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 Kukhar</meta:initial-creator>
    <meta:creation-date>2015-03-05T14:10:02</meta:creation-date>
    <dc:date>2015-03-09T19:50:54.98</dc:date>
    <dc:creator>Maria Kukhar</dc:creator>
    <meta:editing-duration>P4DT1H15M24S</meta:editing-duration>
    <meta:editing-cycles>10</meta:editing-cycles>
    <meta:generator>OpenOffice/4.1.0$Win32 OpenOffice.org_project/410m18$Build-9764</meta:generator>
    <meta:document-statistic meta:table-count="1" meta:image-count="0" meta:object-count="76" meta:page-count="9" meta:paragraph-count="167" meta:word-count="2047" meta:character-count="12961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n</mi>
                  <mo stretchy="false">−</mo>
                  <mn>2</mn>
                </mrow>
              </mrow>
              <mo stretchy="false">)</mo>
            </mrow>
          </mrow>
        </mtd>
      </mtr>
    </mtable>
    <annotation encoding="StarMath 5.0">f(0) = 1, f(1) = 1 newline
f(n) = f(n-1)+ f(n-2)</annotation>
  </semantics>
</math>
</file>

<file path=Object 10/content.xml><?xml version="1.0" encoding="utf-8"?>
<math xmlns="http://www.w3.org/1998/Math/MathML">
  <semantics>
    <mrow>
      <mi>A</mi>
      <mrow>
        <mrow>
          <mo stretchy="false">[</mo>
          <mrow>
            <msub>
              <mi>i</mi>
              <mn>0</mn>
            </msub>
          </mrow>
          <mo stretchy="false">]</mo>
        </mrow>
        <mo stretchy="false">≠</mo>
        <mn>0</mn>
      </mrow>
    </mrow>
    <annotation encoding="StarMath 5.0">A[i_0] &lt;&gt; 0</annotation>
  </semantics>
</math>
</file>

<file path=Object 11/content.xml><?xml version="1.0" encoding="utf-8"?>
<math xmlns="http://www.w3.org/1998/Math/MathML">
  <semantics>
    <mrow>
      <mi>A</mi>
      <mrow>
        <mo stretchy="false">[</mo>
        <mrow>
          <msub>
            <mi>i</mi>
            <mn>0</mn>
          </msub>
        </mrow>
        <mo stretchy="false">]</mo>
      </mrow>
    </mrow>
    <annotation encoding="StarMath 5.0">A[i_0]</annotation>
  </semantics>
</math>
</file>

<file path=Object 12/content.xml><?xml version="1.0" encoding="utf-8"?>
<math xmlns="http://www.w3.org/1998/Math/MathML">
  <semantics>
    <mrow>
      <mi>A</mi>
      <mrow>
        <mo stretchy="false">[</mo>
        <mrow>
          <mrow>
            <msub>
              <mi>i</mi>
              <mn>0</mn>
            </msub>
            <mo stretchy="false">−</mo>
            <msub>
              <mi>m</mi>
              <mrow>
                <mi>A</mi>
                <mrow>
                  <mo stretchy="false">[</mo>
                  <mrow>
                    <msub>
                      <mi>i</mi>
                      <mn>0</mn>
                    </msub>
                  </mrow>
                  <mo stretchy="false">]</mo>
                </mrow>
              </mrow>
            </msub>
          </mrow>
        </mrow>
        <mo stretchy="false">]</mo>
      </mrow>
    </mrow>
    <annotation encoding="StarMath 5.0">A[i_0 - m_{A[i_0]}]</annotation>
  </semantics>
</math>
</file>

<file path=Object 13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14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15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16/content.xml><?xml version="1.0" encoding="utf-8"?>
<math xmlns="http://www.w3.org/1998/Math/MathML">
  <semantics>
    <mrow>
      <mi>d</mi>
      <mi mathvariant="normal">:</mi>
      <mrow>
        <mi>E</mi>
        <mo stretchy="false">→</mo>
        <msup>
          <mi>R</mi>
          <mrow>
            <mo stretchy="false">+</mo>
            <mi>.</mi>
          </mrow>
        </msup>
      </mrow>
    </mrow>
    <annotation encoding="StarMath 5.0">d : E  toward R^+.  </annotation>
  </semantics>
</math>
</file>

<file path=Object 17/content.xml><?xml version="1.0" encoding="utf-8"?>
<math xmlns="http://www.w3.org/1998/Math/MathML">
  <semantics>
    <mrow>
      <mrow>
        <mfenced open="∣" close="∣">
          <mrow>
            <mi>V</mi>
          </mrow>
        </mfenced>
        <mo stretchy="false">−</mo>
        <mn>1</mn>
      </mrow>
    </mrow>
    <annotation encoding="StarMath 5.0">left lline V right rline -1 </annotation>
  </semantics>
</math>
</file>

<file path=Object 18/content.xml><?xml version="1.0" encoding="utf-8"?>
<math xmlns="http://www.w3.org/1998/Math/MathML">
  <semantics>
    <mrow>
      <mrow>
        <msub>
          <mi>d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d_i in N^+.  </annotation>
  </semantics>
</math>
</file>

<file path=Object 19/content.xml><?xml version="1.0" encoding="utf-8"?>
<math xmlns="http://www.w3.org/1998/Math/MathML">
  <semantics>
    <mrow>
      <mrow>
        <msub>
          <mi>w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w_i in N^+.  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i>f</mi>
      </mrow>
      <mrow>
        <mrow>
          <mo stretchy="false">(</mo>
          <mrow>
            <mn>3</mn>
          </mrow>
          <mo stretchy="false">)</mo>
        </mrow>
        <mo stretchy="false">+</mo>
        <mi>f</mi>
      </mrow>
      <mrow>
        <mrow>
          <mo stretchy="false">(</mo>
          <mrow>
            <mn>2</mn>
          </mrow>
          <mo stretchy="false">)</mo>
        </mrow>
        <mo stretchy="false">=</mo>
        <mi>f</mi>
      </mrow>
      <mrow>
        <mrow>
          <mo stretchy="false">(</mo>
          <mrow>
            <mn>2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=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o stretchy="false">(</mo>
        <mrow>
          <mn>0</mn>
        </mrow>
        <mo stretchy="false">)</mo>
      </mrow>
    </mrow>
    <annotation encoding="StarMath 5.0">f(4) = f(3)+ f(2) = f(2) + f(1) + f(1) + f(0) = f(1)+ f(0) + f(1) + f(1) + f(0) </annotation>
  </semantics>
</math>
</file>

<file path=Object 20/content.xml><?xml version="1.0" encoding="utf-8"?>
<math xmlns="http://www.w3.org/1998/Math/MathML">
  <semantics>
    <mrow>
      <mrow>
        <msub>
          <mi>s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s_i in N^+.  </annotation>
  </semantics>
</math>
</file>

<file path=Object 21/content.xml><?xml version="1.0" encoding="utf-8"?>
<math xmlns="http://www.w3.org/1998/Math/MathML">
  <semantics>
    <mrow>
      <mrow>
        <msub>
          <mi>f</mi>
          <mi>i</mi>
        </msub>
        <mo stretchy="false">∈</mo>
        <msup>
          <mi>N</mi>
          <mrow>
            <mo stretchy="false">+</mo>
            <mi>.</mi>
          </mrow>
        </msup>
      </mrow>
    </mrow>
    <annotation encoding="StarMath 5.0">f_i in N^+.  </annotation>
  </semantics>
</math>
</file>

<file path=Object 22/content.xml><?xml version="1.0" encoding="utf-8"?>
<math xmlns="http://www.w3.org/1998/Math/MathML">
  <semantics>
    <mrow>
      <mrow>
        <msub>
          <mi>s</mi>
          <mi>i</mi>
        </msub>
        <mo stretchy="false">⩽</mo>
        <msub>
          <mi>f</mi>
          <mi>i</mi>
        </msub>
      </mrow>
    </mrow>
    <annotation encoding="StarMath 5.0">s_i  leslant f_i</annotation>
  </semantics>
</math>
</file>

<file path=Object 23/content.xml><?xml version="1.0" encoding="utf-8"?>
<math xmlns="http://www.w3.org/1998/Math/MathML">
  <semantics>
    <mrow>
      <msub>
        <mi>s</mi>
        <mi>i</mi>
      </msub>
      <mi>,</mi>
      <msub>
        <mi>f</mi>
        <mi>i</mi>
      </msub>
    </mrow>
    <annotation encoding="StarMath 5.0">s_i,f_i</annotation>
  </semantics>
</math>
</file>

<file path=Object 24/content.xml><?xml version="1.0" encoding="utf-8"?>
<math xmlns="http://www.w3.org/1998/Math/MathML">
  <semantics>
    <mrow>
      <msub>
        <mi>s</mi>
        <mi>j</mi>
      </msub>
      <mi>,</mi>
      <msub>
        <mi>f</mi>
        <mi>j</mi>
      </msub>
    </mrow>
    <annotation encoding="StarMath 5.0">s_j,f_j</annotation>
  </semantics>
</math>
</file>

<file path=Object 25/content.xml><?xml version="1.0" encoding="utf-8"?>
<math xmlns="http://www.w3.org/1998/Math/MathML">
  <semantics>
    <mrow>
      <mrow>
        <mo stretchy="false">(</mo>
        <mrow>
          <mrow>
            <mi>B</mi>
            <mo stretchy="false">∈</mo>
            <mi>I</mi>
          </mrow>
        </mrow>
        <mo stretchy="false">)</mo>
      </mrow>
      <mi>a</mi>
      <mrow>
        <mo stretchy="false">(</mo>
        <mrow>
          <mrow>
            <mi>A</mi>
            <mo stretchy="false">⊆</mo>
            <mi>B</mi>
          </mrow>
        </mrow>
        <mo stretchy="false">)</mo>
      </mrow>
      <mi mathvariant="italic">tak</mi>
      <mrow>
        <mo stretchy="false">(</mo>
        <mrow>
          <mrow>
            <mi>A</mi>
            <mo stretchy="false">∈</mo>
            <mi>I</mi>
          </mrow>
        </mrow>
        <mo stretchy="false">)</mo>
      </mrow>
    </mrow>
    <annotation encoding="StarMath 5.0">(B in I ) a (A subseteq B ) tak (A in I )</annotation>
  </semantics>
</math>
</file>

<file path=Object 26/content.xml><?xml version="1.0" encoding="utf-8"?>
<math xmlns="http://www.w3.org/1998/Math/MathML">
  <semantics>
    <mrow>
      <mrow>
        <mo stretchy="false">(</mo>
        <mrow>
          <mrow>
            <mi>A</mi>
            <mo stretchy="false">∈</mo>
            <mi>I</mi>
          </mrow>
        </mrow>
        <mo stretchy="false">)</mo>
      </mrow>
      <mi>a</mi>
      <mrow>
        <mo stretchy="false">(</mo>
        <mrow>
          <mrow>
            <mi>B</mi>
            <mo stretchy="false">∈</mo>
            <mi>I</mi>
          </mrow>
        </mrow>
        <mo stretchy="false">)</mo>
      </mrow>
      <mi mathvariant="italic">takové</mi>
      <mi mathvariant="italic">že</mi>
      <mrow>
        <mo stretchy="false">(</mo>
        <mrow>
          <mrow>
            <mfenced open="∣" close="∣">
              <mrow>
                <mi>A</mi>
              </mrow>
            </mfenced>
            <mo stretchy="false">&lt;</mo>
            <mfenced open="∣" close="∣">
              <mrow>
                <mi>B</mi>
              </mrow>
            </mfenced>
          </mrow>
        </mrow>
        <mo stretchy="false">)</mo>
      </mrow>
    </mrow>
    <annotation encoding="StarMath 5.0">(A in I ) a (B in I ) takové že (left lline A right rline&lt; left lline B right rline )</annotation>
  </semantics>
</math>
</file>

<file path=Object 27/content.xml><?xml version="1.0" encoding="utf-8"?>
<math xmlns="http://www.w3.org/1998/Math/MathML">
  <semantics>
    <mrow>
      <mo stretchy="false">∃</mo>
      <mrow>
        <mi>x</mi>
        <mo stretchy="false">∈</mo>
        <mrow>
          <mi>B</mi>
          <mo stretchy="false">∖</mo>
          <mi>A</mi>
        </mrow>
      </mrow>
      <mi mathvariant="normal">:</mi>
      <mrow>
        <mrow>
          <mi>A</mi>
          <mo stretchy="false">∪</mo>
          <mfenced open="{" close="}">
            <mrow>
              <mi>x</mi>
            </mrow>
          </mfenced>
        </mrow>
        <mo stretchy="false">∈</mo>
        <mi>I</mi>
      </mrow>
    </mrow>
    <annotation encoding="StarMath 5.0">exists x in B setminus A: A union left lbrace x right rbrace  in I</annotation>
  </semantics>
</math>
</file>

<file path=Object 28/content.xml><?xml version="1.0" encoding="utf-8"?>
<math xmlns="http://www.w3.org/1998/Math/MathML">
  <semantics>
    <mrow>
      <mrow>
        <msub>
          <mi>M</mi>
          <mi>T</mi>
        </msub>
        <mo stretchy="false">=</mo>
        <mrow>
          <mo stretchy="false">(</mo>
          <mrow>
            <msub>
              <mi>S</mi>
              <mi>T</mi>
            </msub>
            <mi>,</mi>
            <msub>
              <mi>I</mi>
              <mi>T</mi>
            </msub>
          </mrow>
          <mo stretchy="false">)</mo>
        </mrow>
      </mrow>
    </mrow>
    <annotation encoding="StarMath 5.0">M_T = (S_T,I_T)</annotation>
  </semantics>
</math>
</file>

<file path=Object 29/content.xml><?xml version="1.0" encoding="utf-8"?>
<math xmlns="http://www.w3.org/1998/Math/MathML">
  <semantics>
    <mrow>
      <msub>
        <mi>S</mi>
        <mi>T</mi>
      </msub>
    </mrow>
    <annotation encoding="StarMath 5.0">S_T</annotation>
  </semantics>
</math>
</file>

<file path=Object 3/content.xml><?xml version="1.0" encoding="utf-8"?>
<math xmlns="http://www.w3.org/1998/Math/MathML">
  <semantics>
    <mrow>
      <msub>
        <mi>m</mi>
        <mn>1</mn>
      </msub>
      <mi>,</mi>
      <mn>...</mn>
      <mi>,</mi>
      <msub>
        <mi>m</mi>
        <mi>N</mi>
      </msub>
    </mrow>
    <annotation encoding="StarMath 5.0">m_1 ,..., m_N</annotation>
  </semantics>
</math>
</file>

<file path=Object 30/content.xml><?xml version="1.0" encoding="utf-8"?>
<math xmlns="http://www.w3.org/1998/Math/MathML">
  <semantics>
    <mrow>
      <mrow>
        <mi>A</mi>
        <mo stretchy="false">⊆</mo>
        <msub>
          <mi>S</mi>
          <mi>T</mi>
        </msub>
      </mrow>
    </mrow>
    <annotation encoding="StarMath 5.0">A  subseteq  S_T</annotation>
  </semantics>
</math>
</file>

<file path=Object 31/content.xml><?xml version="1.0" encoding="utf-8"?>
<math xmlns="http://www.w3.org/1998/Math/MathML">
  <semantics>
    <mrow>
      <mrow>
        <mi>A</mi>
        <mo stretchy="false">⊆</mo>
        <msub>
          <mi>I</mi>
          <mi>T</mi>
        </msub>
      </mrow>
    </mrow>
    <annotation encoding="StarMath 5.0">A  subseteq  I_T</annotation>
  </semantics>
</math>
</file>

<file path=Object 32/content.xml><?xml version="1.0" encoding="utf-8"?>
<math xmlns="http://www.w3.org/1998/Math/MathML">
  <semantics>
    <mrow>
      <mrow>
        <msub>
          <mi>M</mi>
          <mi>G</mi>
        </msub>
        <mo stretchy="false">=</mo>
        <mrow>
          <mo stretchy="false">(</mo>
          <mrow>
            <msub>
              <mi>S</mi>
              <mi>G</mi>
            </msub>
            <mi>,</mi>
            <msub>
              <mi>I</mi>
              <mi>G</mi>
            </msub>
          </mrow>
          <mo stretchy="false">)</mo>
        </mrow>
      </mrow>
    </mrow>
    <annotation encoding="StarMath 5.0">M_G = (S_G,I_G)</annotation>
  </semantics>
</math>
</file>

<file path=Object 33/content.xml><?xml version="1.0" encoding="utf-8"?>
<math xmlns="http://www.w3.org/1998/Math/MathML">
  <semantics>
    <mrow>
      <mrow>
        <msub>
          <mi>S</mi>
          <mi>G</mi>
        </msub>
        <mo stretchy="false">=</mo>
        <mi>E</mi>
      </mrow>
    </mrow>
    <annotation encoding="StarMath 5.0">S_G = E</annotation>
  </semantics>
</math>
</file>

<file path=Object 34/content.xml><?xml version="1.0" encoding="utf-8"?>
<math xmlns="http://www.w3.org/1998/Math/MathML">
  <semantics>
    <mrow>
      <mrow>
        <mi>A</mi>
        <mo stretchy="false">⊆</mo>
        <msub>
          <mi>S</mi>
          <mi>G</mi>
        </msub>
      </mrow>
    </mrow>
    <annotation encoding="StarMath 5.0">A  subseteq  S_G</annotation>
  </semantics>
</math>
</file>

<file path=Object 35/content.xml><?xml version="1.0" encoding="utf-8"?>
<math xmlns="http://www.w3.org/1998/Math/MathML">
  <semantics>
    <mrow>
      <mrow>
        <mi>A</mi>
        <mo stretchy="false">⊆</mo>
        <msub>
          <mi>I</mi>
          <mi>G</mi>
        </msub>
      </mrow>
    </mrow>
    <annotation encoding="StarMath 5.0">A  subseteq  I_G</annotation>
  </semantics>
</math>
</file>

<file path=Object 36/content.xml><?xml version="1.0" encoding="utf-8"?>
<math xmlns="http://www.w3.org/1998/Math/MathML">
  <semantics>
    <mrow>
      <mi>w</mi>
      <mi mathvariant="normal">:</mi>
      <mrow>
        <mi>S</mi>
        <mo stretchy="false">→</mo>
        <msup>
          <mi>R</mi>
          <mrow>
            <mo stretchy="false">+</mo>
            <mi>.</mi>
          </mrow>
        </msup>
      </mrow>
    </mrow>
    <annotation encoding="StarMath 5.0">w : S  toward R^+.  </annotation>
  </semantics>
</math>
</file>

<file path=Object 37/content.xml><?xml version="1.0" encoding="utf-8"?>
<math xmlns="http://www.w3.org/1998/Math/MathML">
  <semantics>
    <mrow>
      <mo stretchy="false">∀</mo>
      <mrow>
        <mi>A</mi>
        <mo stretchy="false">⊆</mo>
        <mi>S</mi>
      </mrow>
      <mi mathvariant="normal">:</mi>
      <mi>w</mi>
      <mrow>
        <mrow>
          <mo stretchy="false">(</mo>
          <mrow>
            <mi>A</mi>
          </mrow>
          <mo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A</mi>
              </mrow>
            </mrow>
          </munder>
          <mi>w</mi>
        </mrow>
      </mrow>
      <mrow>
        <mo stretchy="false">(</mo>
        <mrow>
          <mi>x</mi>
        </mrow>
        <mo stretchy="false">)</mo>
      </mrow>
    </mrow>
    <annotation encoding="StarMath 5.0">forall A subseteq S: w(A) =sum from{x in A } w(x)</annotation>
  </semantics>
</math>
</file>

<file path=Object 38/content.xml><?xml version="1.0" encoding="utf-8"?>
<math xmlns="http://www.w3.org/1998/Math/MathML">
  <semantics>
    <mrow>
      <mrow>
        <msub>
          <mi>M</mi>
          <mi>G</mi>
        </msub>
        <mo stretchy="false">=</mo>
        <mrow>
          <mo stretchy="false">(</mo>
          <mrow>
            <msub>
              <mi>S</mi>
              <mi>G</mi>
            </msub>
            <mi>,</mi>
            <msub>
              <mi>I</mi>
              <mi>G</mi>
            </msub>
          </mrow>
          <mo stretchy="false">)</mo>
        </mrow>
      </mrow>
    </mrow>
    <annotation encoding="StarMath 5.0">M_G = (S_G,I_G)</annotation>
  </semantics>
</math>
</file>

<file path=Object 39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40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1/content.xml><?xml version="1.0" encoding="utf-8"?>
<math xmlns="http://www.w3.org/1998/Math/MathML">
  <semantics>
    <mrow>
      <mrow>
        <mi>A</mi>
        <mo stretchy="false">⊆</mo>
        <mi>S</mi>
      </mrow>
    </mrow>
    <annotation encoding="StarMath 5.0">A  subseteq  S</annotation>
  </semantics>
</math>
</file>

<file path=Object 42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3/content.xml><?xml version="1.0" encoding="utf-8"?>
<math xmlns="http://www.w3.org/1998/Math/MathML">
  <semantics>
    <mrow>
      <msub>
        <mi>I</mi>
        <mi>S</mi>
      </msub>
    </mrow>
    <annotation encoding="StarMath 5.0">I_S</annotation>
  </semantics>
</math>
</file>

<file path=Object 44/content.xml><?xml version="1.0" encoding="utf-8"?>
<math xmlns="http://www.w3.org/1998/Math/MathML">
  <semantics>
    <mrow>
      <mrow>
        <mi>e</mi>
        <mo stretchy="false">∈</mo>
        <msub>
          <mi>S</mi>
          <mi>G</mi>
        </msub>
      </mrow>
    </mrow>
    <annotation encoding="StarMath 5.0">e in S_G</annotation>
  </semantics>
</math>
</file>

<file path=Object 45/content.xml><?xml version="1.0" encoding="utf-8"?>
<math xmlns="http://www.w3.org/1998/Math/MathML">
  <semantics>
    <mrow>
      <msub>
        <mi>M</mi>
        <mi>G</mi>
      </msub>
    </mrow>
    <annotation encoding="StarMath 5.0">M_G </annotation>
  </semantics>
</math>
</file>

<file path=Object 46/content.xml><?xml version="1.0" encoding="utf-8"?>
<math xmlns="http://www.w3.org/1998/Math/MathML">
  <semantics>
    <mrow>
      <mrow>
        <mi>S</mi>
        <mo stretchy="false">=</mo>
        <mfenced open="{" close="}"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fenced>
      </mrow>
    </mrow>
    <annotation encoding="StarMath 5.0">S=left lbrace x_1 ,..., x_n right rbrace </annotation>
  </semantics>
</math>
</file>

<file path=Object 47/content.xml><?xml version="1.0" encoding="utf-8"?>
<math xmlns="http://www.w3.org/1998/Math/MathML">
  <semantics>
    <mrow>
      <mi>w</mi>
      <mi mathvariant="normal">:</mi>
      <mrow>
        <mi>S</mi>
        <mo stretchy="false">→</mo>
        <msup>
          <mi>R</mi>
          <mrow>
            <mo stretchy="false">+</mo>
            <mi>.</mi>
          </mrow>
        </msup>
      </mrow>
    </mrow>
    <annotation encoding="StarMath 5.0">w : S  toward R^+.  </annotation>
  </semantics>
</math>
</file>

<file path=Object 48/content.xml><?xml version="1.0" encoding="utf-8"?>
<math xmlns="http://www.w3.org/1998/Math/MathML">
  <semantics>
    <mrow>
      <mo stretchy="false">∅</mo>
    </mrow>
    <annotation encoding="StarMath 5.0">emptyset </annotation>
  </semantics>
</math>
</file>

<file path=Object 49/content.xml><?xml version="1.0" encoding="utf-8"?>
<math xmlns="http://www.w3.org/1998/Math/MathML">
  <semantics>
    <mrow>
      <mi>w</mi>
      <mrow>
        <mrow>
          <mo stretchy="false">(</mo>
          <mrow>
            <msub>
              <mi>x</mi>
              <mn>1</mn>
            </msub>
          </mrow>
          <mo stretchy="false">)</mo>
        </mrow>
        <mo stretchy="false">=</mo>
        <mi mathvariant="italic">max</mi>
      </mrow>
      <mi>w</mi>
      <mrow>
        <mo stretchy="false">(</mo>
        <mrow>
          <msub>
            <mi>x</mi>
            <mi>i</mi>
          </msub>
        </mrow>
        <mo stretchy="false">)</mo>
      </mrow>
    </mrow>
    <annotation encoding="StarMath 5.0">w(x_1) =max w(x_i)</annotation>
  </semantics>
</math>
</file>

<file path=Object 5/content.xml><?xml version="1.0" encoding="utf-8"?>
<math xmlns="http://www.w3.org/1998/Math/MathML">
  <semantics>
    <mrow>
      <mi>A</mi>
      <mrow>
        <mrow>
          <mo stretchy="false">[</mo>
          <mrow>
            <mi>i</mi>
          </mrow>
          <mo stretchy="false">]</mo>
        </mrow>
        <mo stretchy="false">≠</mo>
        <mn>0</mn>
      </mrow>
    </mrow>
    <annotation encoding="StarMath 5.0">A[i] &lt;&gt; 0</annotation>
  </semantics>
</math>
</file>

<file path=Object 50/content.xml><?xml version="1.0" encoding="utf-8"?>
<math xmlns="http://www.w3.org/1998/Math/MathML">
  <semantics>
    <mrow>
      <mrow>
        <mfenced open="(" close=")">
          <mrow>
            <mrow>
              <mi>A</mi>
              <mo stretchy="false">∪</mo>
              <mfenced open="{" close="}">
                <mrow>
                  <mi>x</mi>
                </mrow>
              </mfenced>
            </mrow>
          </mrow>
        </mfenced>
        <mo stretchy="false">∈</mo>
        <mi>I</mi>
      </mrow>
    </mrow>
    <annotation encoding="StarMath 5.0">left (A union left lbrace x right rbrace  right )  in I </annotation>
  </semantics>
</math>
</file>

<file path=Object 51/content.xml><?xml version="1.0" encoding="utf-8"?>
<math xmlns="http://www.w3.org/1998/Math/MathML">
  <semantics>
    <mrow>
      <mrow>
        <mi>A</mi>
        <mo stretchy="false">∪</mo>
        <mfenced open="{" close="}">
          <mrow>
            <mi>x</mi>
          </mrow>
        </mfenced>
      </mrow>
    </mrow>
    <annotation encoding="StarMath 5.0">A union left lbrace x right rbrace </annotation>
  </semantics>
</math>
</file>

<file path=Object 52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)</annotation>
  </semantics>
</math>
</file>

<file path=Object 53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row>
              <mo stretchy="false">(</mo>
              <mrow>
                <mi>n</mi>
              </mrow>
              <mo stretchy="false">)</mo>
            </mrow>
            <mo stretchy="false">+</mo>
            <mi>n</mi>
          </mrow>
          <mi>f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 + n f(n))</annotation>
  </semantics>
</math>
</file>

<file path=Object 54/content.xml><?xml version="1.0" encoding="utf-8"?>
<math xmlns="http://www.w3.org/1998/Math/MathML">
  <semantics>
    <mrow>
      <mrow>
        <mi>x</mi>
        <mo stretchy="false">∈</mo>
        <mi>S</mi>
      </mrow>
    </mrow>
    <annotation encoding="StarMath 5.0">x in S</annotation>
  </semantics>
</math>
</file>

<file path=Object 55/content.xml><?xml version="1.0" encoding="utf-8"?>
<math xmlns="http://www.w3.org/1998/Math/MathML">
  <semantics>
    <mrow>
      <mrow>
        <mfenced open="{" close="}">
          <mrow>
            <mi>x</mi>
          </mrow>
        </mfenced>
        <mo stretchy="false">∉</mo>
        <mi>I</mi>
      </mrow>
    </mrow>
    <annotation encoding="StarMath 5.0">left lbrace x right rbrace   notin I</annotation>
  </semantics>
</math>
</file>

<file path=Object 56/content.xml><?xml version="1.0" encoding="utf-8"?>
<math xmlns="http://www.w3.org/1998/Math/MathML">
  <semantics>
    <mrow>
      <mrow>
        <mi>A</mi>
        <mo stretchy="false">∈</mo>
        <mi>I</mi>
      </mrow>
    </mrow>
    <annotation encoding="StarMath 5.0">A in I</annotation>
  </semantics>
</math>
</file>

<file path=Object 57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58/content.xml><?xml version="1.0" encoding="utf-8"?>
<math xmlns="http://www.w3.org/1998/Math/MathML">
  <semantics>
    <mrow>
      <mrow>
        <mfenced open="{" close="}">
          <mrow>
            <mi>x</mi>
          </mrow>
        </mfenced>
        <mo stretchy="false">∈</mo>
        <mi>I</mi>
      </mrow>
    </mrow>
    <annotation encoding="StarMath 5.0">left lbrace x right rbrace   in I</annotation>
  </semantics>
</math>
</file>

<file path=Object 59/content.xml><?xml version="1.0" encoding="utf-8"?>
<math xmlns="http://www.w3.org/1998/Math/MathML">
  <semantics>
    <mrow>
      <mrow>
        <mi>A</mi>
        <mo stretchy="false">∈</mo>
        <mi>I</mi>
      </mrow>
    </mrow>
    <annotation encoding="StarMath 5.0">A in I</annotation>
  </semantics>
</math>
</file>

<file path=Object 6/content.xml><?xml version="1.0" encoding="utf-8"?>
<math xmlns="http://www.w3.org/1998/Math/MathML">
  <semantics>
    <mrow>
      <mi>A</mi>
      <mrow>
        <mo stretchy="false">[</mo>
        <mrow>
          <mrow>
            <mi>i</mi>
            <mo stretchy="false">−</mo>
            <msub>
              <mi>m</mi>
              <mi>k</mi>
            </msub>
          </mrow>
        </mrow>
        <mo stretchy="false">]</mo>
      </mrow>
    </mrow>
    <annotation encoding="StarMath 5.0">A[i-m_k]</annotation>
  </semantics>
</math>
</file>

<file path=Object 60/content.xml><?xml version="1.0" encoding="utf-8"?>
<math xmlns="http://www.w3.org/1998/Math/MathML">
  <semantics>
    <mrow>
      <mrow>
        <mi>x</mi>
        <mo stretchy="false">∈</mo>
        <mi>A</mi>
      </mrow>
    </mrow>
    <annotation encoding="StarMath 5.0">x in A</annotation>
  </semantics>
</math>
</file>

<file path=Object 61/content.xml><?xml version="1.0" encoding="utf-8"?>
<math xmlns="http://www.w3.org/1998/Math/MathML">
  <semantics>
    <mrow>
      <mi>S</mi>
      <mrow>
        <mi>'</mi>
        <mo stretchy="false">=</mo>
        <mfenced open="{" close="}">
          <mrow>
            <mrow>
              <mrow>
                <mrow>
                  <mi>y</mi>
                  <mo stretchy="false">∈</mo>
                  <mi>S</mi>
                </mrow>
                <mo stretchy="false">∣</mo>
                <mfenced open="{" close="}">
                  <mrow>
                    <mi>x</mi>
                    <mi>,</mi>
                    <mi>y</mi>
                  </mrow>
                </mfenced>
              </mrow>
              <mo stretchy="false">∈</mo>
              <mi>I</mi>
            </mrow>
          </mrow>
        </mfenced>
      </mrow>
    </mrow>
    <annotation encoding="StarMath 5.0">S' = left lbrace y in S  divides left lbrace x,y right rbrace  in I  right rbrace  </annotation>
  </semantics>
</math>
</file>

<file path=Object 62/content.xml><?xml version="1.0" encoding="utf-8"?>
<math xmlns="http://www.w3.org/1998/Math/MathML">
  <semantics>
    <mrow>
      <mi>I</mi>
      <mrow>
        <mi>'</mi>
        <mo stretchy="false">=</mo>
        <mfenced open="{" close="}">
          <mrow>
            <mrow>
              <mi>B</mi>
              <mo stretchy="false">⊆</mo>
              <mi>S</mi>
            </mrow>
            <mrow>
              <mrow>
                <mrow>
                  <mi>'</mi>
                  <mo stretchy="false">∖</mo>
                  <mfenced open="{" close="}">
                    <mrow>
                      <mi>x</mi>
                    </mrow>
                  </mfenced>
                </mrow>
                <mo stretchy="false">∣</mo>
                <mrow>
                  <mi>B</mi>
                  <mo stretchy="false">∪</mo>
                  <mfenced open="{" close="}">
                    <mrow>
                      <mi>x</mi>
                    </mrow>
                  </mfenced>
                </mrow>
              </mrow>
              <mo stretchy="false">∈</mo>
              <mi>I</mi>
            </mrow>
          </mrow>
        </mfenced>
      </mrow>
    </mrow>
    <annotation encoding="StarMath 5.0">I' = left lbrace B  subseteq   S' setminus left lbrace x right rbrace  divides B  union  left lbrace x right rbrace  in I  right rbrace  </annotation>
  </semantics>
</math>
</file>

<file path=Object 63/content.xml><?xml version="1.0" encoding="utf-8"?>
<math xmlns="http://www.w3.org/1998/Math/MathML">
  <semantics>
    <mrow>
      <mrow>
        <mi>S</mi>
        <mo stretchy="false">=</mo>
        <mfenced open="{" close="}">
          <mrow>
            <mn>1</mn>
            <mi>,</mi>
            <mn>2,.</mn>
            <mn>..</mn>
            <mi>,</mi>
            <mi>n</mi>
          </mrow>
        </mfenced>
      </mrow>
    </mrow>
    <annotation encoding="StarMath 5.0">S=left lbrace 1 , 2,..., n right rbrace </annotation>
  </semantics>
</math>
</file>

<file path=Object 64/content.xml><?xml version="1.0" encoding="utf-8"?>
<math xmlns="http://www.w3.org/1998/Math/MathML">
  <semantics>
    <mrow>
      <msub>
        <mi>s</mi>
        <mn>1</mn>
      </msub>
      <mi>,</mi>
      <mn>...</mn>
      <mi>,</mi>
      <mrow>
        <msub>
          <mi>s</mi>
          <mi>n</mi>
        </msub>
        <mo stretchy="false">∈</mo>
        <msup>
          <mi>N</mi>
          <mrow>
            <mo stretchy="false">+</mo>
            <mi>.</mi>
          </mrow>
        </msup>
      </mrow>
    </mrow>
    <annotation encoding="StarMath 5.0">s_1 , ..., s_n in N^+.  </annotation>
  </semantics>
</math>
</file>

<file path=Object 65/content.xml><?xml version="1.0" encoding="utf-8"?>
<math xmlns="http://www.w3.org/1998/Math/MathML">
  <semantics>
    <mrow>
      <msub>
        <mi>f</mi>
        <mn>1</mn>
      </msub>
      <mi>,</mi>
      <mn>...</mn>
      <mi>,</mi>
      <mrow>
        <msub>
          <mi>f</mi>
          <mi>n</mi>
        </msub>
        <mo stretchy="false">∈</mo>
        <msup>
          <mi>N</mi>
          <mrow>
            <mo stretchy="false">+</mo>
            <mi>.</mi>
          </mrow>
        </msup>
      </mrow>
    </mrow>
    <annotation encoding="StarMath 5.0">f_1 , ..., f_n in N^+.  </annotation>
  </semantics>
</math>
</file>

<file path=Object 66/content.xml><?xml version="1.0" encoding="utf-8"?>
<math xmlns="http://www.w3.org/1998/Math/MathML">
  <semantics>
    <mrow>
      <mrow>
        <msub>
          <mi>s</mi>
          <mi>i</mi>
        </msub>
        <mo stretchy="false">⩽</mo>
        <msub>
          <mi>f</mi>
          <mi>i</mi>
        </msub>
      </mrow>
    </mrow>
    <annotation encoding="StarMath 5.0">s_i  leslant f_i   </annotation>
  </semantics>
</math>
</file>

<file path=Object 67/content.xml><?xml version="1.0" encoding="utf-8"?>
<math xmlns="http://www.w3.org/1998/Math/MathML">
  <semantics>
    <mrow>
      <mi>A</mi>
      <mrow>
        <mi mathvariant="normal">:</mi>
        <mo stretchy="false">=</mo>
        <mo stretchy="false">∅</mo>
      </mrow>
      <mi>;</mi>
    </mrow>
    <annotation encoding="StarMath 5.0">A: = emptyset; </annotation>
  </semantics>
</math>
</file>

<file path=Object 68/content.xml><?xml version="1.0" encoding="utf-8"?>
<math xmlns="http://www.w3.org/1998/Math/MathML">
  <semantics>
    <mrow>
      <msub>
        <mi>f</mi>
        <mn>0</mn>
      </msub>
      <mrow>
        <mi mathvariant="normal">:</mi>
        <mo stretchy="false">=</mo>
        <mn>0</mn>
      </mrow>
      <mi>;</mi>
    </mrow>
    <annotation encoding="StarMath 5.0">f_0 :=0;</annotation>
  </semantics>
</math>
</file>

<file path=Object 69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

<file path=Object 7/content.xml><?xml version="1.0" encoding="utf-8"?>
<math xmlns="http://www.w3.org/1998/Math/MathML">
  <semantics>
    <mrow>
      <mrow>
        <mi>i</mi>
        <mo stretchy="false">−</mo>
        <msub>
          <mi>m</mi>
          <mi>k</mi>
        </msub>
      </mrow>
    </mrow>
    <annotation encoding="StarMath 5.0">i-m_k</annotation>
  </semantics>
</math>
</file>

<file path=Object 70/content.xml><?xml version="1.0" encoding="utf-8"?>
<math xmlns="http://www.w3.org/1998/Math/MathML">
  <semantics>
    <mrow>
      <mrow>
        <msub>
          <mi>f</mi>
          <mn>1</mn>
        </msub>
        <mo stretchy="false">=</mo>
        <mi mathvariant="italic">min</mi>
      </mrow>
      <msub>
        <mi>f</mi>
        <mi>i</mi>
      </msub>
    </mrow>
    <annotation encoding="StarMath 5.0">f_1 = min f_i</annotation>
  </semantics>
</math>
</file>

<file path=Object 71/content.xml><?xml version="1.0" encoding="utf-8"?>
<math xmlns="http://www.w3.org/1998/Math/MathML">
  <semantics>
    <mrow>
      <mrow>
        <msub>
          <mi>s</mi>
          <mi>i</mi>
        </msub>
        <mo stretchy="false">⩾</mo>
        <msub>
          <mi>f</mi>
          <mi>j</mi>
        </msub>
      </mrow>
    </mrow>
    <annotation encoding="StarMath 5.0">s_i   geslant   f_j  </annotation>
  </semantics>
</math>
</file>

<file path=Object 72/content.xml><?xml version="1.0" encoding="utf-8"?>
<math xmlns="http://www.w3.org/1998/Math/MathML">
  <semantics>
    <mrow>
      <mi>A</mi>
      <mrow>
        <mi mathvariant="normal">:</mi>
        <mo stretchy="false">=</mo>
        <mrow>
          <mi>A</mi>
          <mo stretchy="false">∪</mo>
          <mfenced open="{" close="}">
            <mrow>
              <mi>i</mi>
            </mrow>
          </mfenced>
        </mrow>
      </mrow>
      <mi>;</mi>
    </mrow>
    <annotation encoding="StarMath 5.0">A:=A union left lbrace i right rbrace ;</annotation>
  </semantics>
</math>
</file>

<file path=Object 73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HETA (n log(n))</annotation>
  </semantics>
</math>
</file>

<file path=Object 74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 (n)</annotation>
  </semantics>
</math>
</file>

<file path=Object 75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

<file path=Object 76/content.xml><?xml version="1.0" encoding="utf-8"?>
<math xmlns="http://www.w3.org/1998/Math/MathML">
  <semantics>
    <mrow>
      <mrow>
        <msub>
          <mi>f</mi>
          <mn>1</mn>
        </msub>
        <mo stretchy="false">⩽</mo>
        <msub>
          <mi>s</mi>
          <mi>i</mi>
        </msub>
      </mrow>
    </mrow>
    <annotation encoding="StarMath 5.0">f_1  leslant s_i   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row>
              <mi>i</mi>
              <mo stretchy="false">−</mo>
              <msub>
                <mi>m</mi>
                <mi>k</mi>
              </msub>
            </mrow>
          </mrow>
          <mo stretchy="false">]</mo>
        </mrow>
        <mo stretchy="false">≠</mo>
        <mn>0</mn>
      </mrow>
    </mrow>
    <annotation encoding="StarMath 5.0">A[i-m_k] &lt;&gt; 0</annotation>
  </semantics>
</math>
</file>

<file path=Object 9/content.xml><?xml version="1.0" encoding="utf-8"?>
<math xmlns="http://www.w3.org/1998/Math/MathML">
  <semantics>
    <mrow>
      <msub>
        <mi>i</mi>
        <mn>0</mn>
      </msub>
    </mrow>
    <annotation encoding="StarMath 5.0">i_0</annotation>
  </semantics>
</math>
</file>